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83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7.92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2.427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5.738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6.212cm" fo:break-before="auto" style:use-optimal-row-height="true"/>
    </style:style>
    <style:style style:name="ro13" style:family="table-row">
      <style:table-row-properties style:row-height="9.056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3.844cm" fo:break-before="auto" style:use-optimal-row-height="true"/>
    </style:style>
    <style:style style:name="ro16" style:family="table-row">
      <style:table-row-properties style:row-height="3.36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1.236cm" fo:break-before="auto" style:use-optimal-row-height="true"/>
    </style:style>
    <style:style style:name="ro19" style:family="table-row">
      <style:table-row-properties style:row-height="0.921cm" fo:break-before="auto" style:use-optimal-row-height="true"/>
    </style:style>
    <style:style style:name="ro20" style:family="table-row">
      <style:table-row-properties style:row-height="1.446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4.711cm" fo:break-before="auto" style:use-optimal-row-height="true"/>
    </style:style>
    <style:style style:name="ro24" style:family="table-row">
      <style:table-row-properties style:row-height="2.106cm" fo:break-before="auto" style:use-optimal-row-height="true"/>
    </style:style>
    <style:style style:name="ro25" style:family="table-row">
      <style:table-row-properties style:row-height="1.711cm" fo:break-before="auto" style:use-optimal-row-height="true"/>
    </style:style>
    <style:style style:name="ro26" style:family="table-row">
      <style:table-row-properties style:row-height="2.027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4.948cm" fo:break-before="auto" style:use-optimal-row-height="true"/>
    </style:style>
    <style:style style:name="ro30" style:family="table-row">
      <style:table-row-properties style:row-height="1.053cm" fo:break-before="auto" style:use-optimal-row-height="true"/>
    </style:style>
    <style:style style:name="ro31" style:family="table-row">
      <style:table-row-properties style:row-height="6.054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0.974cm" fo:break-before="auto" style:use-optimal-row-height="true"/>
    </style:style>
    <style:style style:name="ro34" style:family="table-row">
      <style:table-row-properties style:row-height="0.947cm" fo:break-before="auto" style:use-optimal-row-height="true"/>
    </style:style>
    <style:style style:name="ro35" style:family="table-row">
      <style:table-row-properties style:row-height="1.842cm" fo:break-before="auto" style:use-optimal-row-height="true"/>
    </style:style>
    <style:style style:name="ro36" style:family="table-row">
      <style:table-row-properties style:row-height="0.499cm" fo:break-before="auto" style:use-optimal-row-height="true"/>
    </style:style>
    <style:style style:name="ro37" style:family="table-row">
      <style:table-row-properties style:row-height="1.395cm" fo:break-before="auto" style:use-optimal-row-height="true"/>
    </style:style>
    <style:style style:name="ro38" style:family="table-row">
      <style:table-row-properties style:row-height="2.764cm" fo:break-before="auto" style:use-optimal-row-height="true"/>
    </style:style>
    <style:style style:name="ro39" style:family="table-row">
      <style:table-row-properties style:row-height="4.316cm" fo:break-before="auto" style:use-optimal-row-height="true"/>
    </style:style>
    <style:style style:name="ro40" style:family="table-row">
      <style:table-row-properties style:row-height="0.552cm" fo:break-before="auto" style:use-optimal-row-height="true"/>
    </style:style>
    <style:style style:name="ro41" style:family="table-row">
      <style:table-row-properties style:row-height="3.316cm" fo:break-before="auto" style:use-optimal-row-height="true"/>
    </style:style>
    <style:style style:name="ro42" style:family="table-row">
      <style:table-row-properties style:row-height="4.133cm" fo:break-before="auto" style:use-optimal-row-height="true"/>
    </style:style>
    <style:style style:name="ro43" style:family="table-row">
      <style:table-row-properties style:row-height="1.86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6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58" style:family="table-cell" style:parent-style-name="Default" style:data-style-name="N0"/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1" fo:font-size="10pt" style:font-name-asian="Liberation Sans21" style:font-size-asian="10pt" style:font-name-complex="Liberation Sans21" style:font-size-complex="10pt"/>
    </style:style>
    <style:style style:name="ce104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4" style:language-asian="ar" style:country-asian="SA" style:font-name-complex="SFMono-Regular" style:font-size-complex="10.5pt" style:language-complex="none" style:country-complex="none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16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8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6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2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28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2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3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3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5" style:font-name-complex="Calibri5"/>
    </style:style>
    <style:style style:name="ce13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5" style:font-weight-asian="bold" style:font-name-complex="Calibri5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5" style:font-weight-asian="bold" style:font-name-complex="Calibri5" style:font-weight-complex="bold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4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45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5" style:font-weight-asian="bold" style:font-name-complex="Calibri5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4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5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5" style:font-style-asian="italic" style:font-name-complex="Calibri5" style:font-style-complex="italic"/>
    </style:style>
    <style:style style:name="ce152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1" style:font-name="Liberation Sans1"/>
    </style:style>
    <style:style style:name="T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normal" style:font-weight-asian="normal" style:font-weight-complex="normal"/>
    </style:style>
    <style:style style:name="T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1" style:font-relief="none" style:text-emphasize="none" style:font-style-complex="normal" style:font-style-asian="normal" style:font-size-complex="11pt" style:font-size-asian="11pt" style:font-name-complex="Liberation Sans1" style:font-name="Liberation Sans1" fo:font-weight="bold" style:font-weight-asian="bold" style:font-weight-complex="bold"/>
    </style:style>
    <style:style style:name="T4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5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color="#0d47a1" style:font-name="Liberation Sans" fo:font-size="11pt" style:font-name-asian="Liberation Sans" fo:text-shadow="none" style:font-style-asian="normal" style:font-style-complex="normal" style:text-line-through-type="none" style:font-name-complex="Liberation Sans" fo:font-style="normal" style:text-underline-style="none" style:text-underline-color="font-color" fo:font-weight="normal"/>
    </style:style>
    <style:style style:name="T6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font-weight-complex="normal" style:font-weight-asian="normal" style:font-size-complex="11pt" style:font-size-asian="11pt" style:text-outline="false" fo:font-size="11pt" fo:text-shadow="none" style:font-style-asian="normal" style:font-style-complex="normal" style:text-line-through-type="none" fo:font-style="normal" style:text-underline-style="none" style:text-underline-color="font-color" fo:font-weight="normal" fo:color="#000000" style:font-name="Liberation Sans1" style:font-name-asian="Liberation Sans1" style:font-name-complex="Liberation Sans1"/>
    </style:style>
    <style:style style:name="T7" style:family="text">
      <style:text-properties fo:color="#2a6099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be480a"/>
    </style:style>
    <style:style style:name="T10" style:family="text">
      <style:text-properties fo:color="#ff0000"/>
    </style:style>
    <style:style style:name="T11" style:family="text">
      <style:text-properties fo:color="#3465a4"/>
    </style:style>
    <style:style style:name="T1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 fo:font-style="normal" style:font-style-asian="normal" style:font-style-complex="normal"/>
    </style:style>
    <style:style style:name="T14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5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font-style-asian="normal" style:font-style-complex="normal" fo:color="#80808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0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21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22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23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24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25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26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7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8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31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32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3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4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5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6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7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8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9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1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42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3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44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45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46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47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48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0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51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52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53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7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58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5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6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63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4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5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66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67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6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6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7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71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72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73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74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75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76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1" style:font-name-complex="Liberation Sans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78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79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80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0pt" style:font-size-complex="10pt" style:font-weight-asian="normal" style:font-weight-complex="normal" style:font-style-asian="normal" style:font-name="Verdana"/>
    </style:style>
    <style:style style:name="T8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70c0"/>
    </style:style>
    <style:style style:name="T82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Verdana" style:font-name-complex="Verdana" style:font-size-asian="10pt" style:font-size-complex="10pt" style:font-weight-asian="normal" style:font-weight-complex="normal" style:font-style-asian="normal" style:font-name="Verdana" fo:color="#000000"/>
    </style:style>
    <style:style style:name="T8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8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85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86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8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8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9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9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9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9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9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9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9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9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98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99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0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101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102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10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0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10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10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10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10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0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11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11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11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11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11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1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11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117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1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1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12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2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12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12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2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12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12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12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12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129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130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131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13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13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134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135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13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13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13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13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140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141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142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143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144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145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146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147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148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149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150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151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152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153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154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55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156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157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158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15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6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16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16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1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1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16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16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6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16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17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17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17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173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174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175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17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177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178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79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180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1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182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18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18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18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186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18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188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189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190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191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19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19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19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195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196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197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198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19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0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201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02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203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0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0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0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20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08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0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1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21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21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213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215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1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1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21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21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22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2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22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22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224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22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226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227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22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229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30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231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23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3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23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23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236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23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238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239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240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241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24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243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4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4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24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24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49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2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25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5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25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255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256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25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25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25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26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6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263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26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26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6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268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9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70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271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  <style:style style:name="T27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27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62"/>
        <table:table-column table:style-name="co2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58"/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52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52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УСТАНОВКА И ДЕИНСТАЛЛЯЦИЯ ПАКЕТОВ</text:p>
          </table:table-cell>
          <table:table-cell table:style-name="ce53"/>
          <table:table-cell table:number-columns-repeated="1022"/>
        </table:table-row>
        <table:table-row table:style-name="ro3">
          <table:table-cell table:style-name="ce52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/var/log</text:p>
          </table:table-cell>
          <table:table-cell table:style-name="ce52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mesg</text:p>
          </table:table-cell>
          <table:table-cell table:style-name="ce52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ТЕРМИНАЛ gnome-terminal</text:p>
          </table:table-cell>
          <table:table-cell table:style-name="ce53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!!</text:p>
          </table:table-cell>
          <table:table-cell table:style-name="ce52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'+' <text:s/>или Ctrl+9</text:p>
          </table:table-cell>
          <table:table-cell table:style-name="ce52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C</text:p>
          </table:table-cell>
          <table:table-cell table:style-name="ce52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Insert</text:p>
          </table:table-cell>
          <table:table-cell table:style-name="ce52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trl+Alt+F3</text:p>
          </table:table-cell>
          <table:table-cell table:style-name="ce52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Alt+F1</text:p>
          </table:table-cell>
          <table:table-cell table:style-name="ce52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lear</text:p>
          </table:table-cell>
          <table:table-cell table:style-name="ce52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randr</text:p>
          </table:table-cell>
          <table:table-cell table:style-name="ce52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randr -s 1024x768</text:p>
          </table:table-cell>
          <table:table-cell table:style-name="ce52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sudo</text:p>
          </table:table-cell>
          <table:table-cell table:style-name="ce52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echo Привет</text:p>
          </table:table-cell>
          <table:table-cell table:style-name="ce52" office:value-type="string" calcext:value-type="string">
            <text:p><text:span text:style-name="T8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man -k &lt;интересующая команда keyword или её кусок&gt;</text:p>
          </table:table-cell>
          <table:table-cell table:style-name="ce52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atis &lt;интересующая команда или её кусок&gt;</text:p>
          </table:table-cell>
          <table:table-cell table:style-name="ce52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4" office:value-type="string" calcext:value-type="string">
            <text:p>command1 &amp;&amp; command2 &amp;&amp; command3</text:p>
          </table:table-cell>
          <table:table-cell table:style-name="ce52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ommand1; command2; command3</text:p>
          </table:table-cell>
          <table:table-cell table:style-name="ce52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command1</text:span><text:span text:style-name="T2">  |  </text:span><text:span text:style-name="T3">command2</text:span></text:p>
          </table:table-cell>
          <table:table-cell table:style-name="ce52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5">
          <table:table-cell table:style-name="ce68" office:value-type="string" calcext:value-type="string">
            <text:p>ПАМЯТЬ И ПРОЦЕСС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ps</text:p>
          </table:table-cell>
          <table:table-cell table:style-name="ce52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x</text:p>
          </table:table-cell>
          <table:table-cell table:style-name="ce52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&lt;имя пользователя&gt;</text:p>
          </table:table-cell>
          <table:table-cell table:style-name="ce52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-aux</text:p>
          </table:table-cell>
          <table:table-cell table:style-name="ce52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ps -aux | grep denis</text:p>
          </table:table-cell>
          <table:table-cell table:style-name="ce52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kill</text:p>
          </table:table-cell>
          <table:table-cell table:style-name="ce52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killall &lt;имя/id процесса&gt;</text:p>
          </table:table-cell>
          <table:table-cell table:style-name="ce52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">kill </text:span><text:span text:style-name="T5">-STOP</text:span><text:span text:style-name="T6"> &lt;имя/id процесса&gt;</text:span></text:p>
          </table:table-cell>
          <table:table-cell table:style-name="ce52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">kill </text:span><text:span text:style-name="T5">-CONT</text:span><text:span text:style-name="T6"> &lt;имя/id процесса&gt;</text:span></text:p>
          </table:table-cell>
          <table:table-cell table:style-name="ce52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kill -<text:span text:style-name="T7">HUP</text:span> 1</text:p>
          </table:table-cell>
          <table:table-cell table:style-name="ce52" office:value-type="string" calcext:value-type="string">
            <text:p><text:span text:style-name="T8">Перезапустить процесс в (случае Docker, даже </text:span>без выхода из контейнера) 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/>
          <table:table-cell table:style-name="ce52" office:value-type="string" calcext:value-type="string">
            <text:p><text:span text:style-name="T8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kill -TERM &lt;имя/id процесса&gt;</text:p>
          </table:table-cell>
          <table:table-cell table:style-name="ce52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kill -KILL &lt;имя/id процесса&gt;</text:p>
          </table:table-cell>
          <table:table-cell table:style-name="ce52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fg</text:p>
          </table:table-cell>
          <table:table-cell table:style-name="ce52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С</text:p>
          </table:table-cell>
          <table:table-cell table:style-name="ce52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+Z</text:p>
          </table:table-cell>
          <table:table-cell table:style-name="ce52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op</text:p>
          </table:table-cell>
          <table:table-cell table:style-name="ce52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P</text:p>
          </table:table-cell>
          <table:table-cell table:style-name="ce52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ift+M</text:p>
          </table:table-cell>
          <table:table-cell table:style-name="ce52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ree -h</text:p>
          </table:table-cell>
          <table:table-cell table:style-name="ce52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</text:p>
          </table:table-cell>
          <table:table-cell table:style-name="ce52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reboot now</text:p>
          </table:table-cell>
          <table:table-cell table:style-name="ce52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Файл дескрипторы <text:s/>N0 N1 N2</text:p>
          </table:table-cell>
          <table:table-cell table:style-name="ce53"/>
          <table:table-cell table:number-columns-repeated="1022"/>
        </table:table-row>
        <table:table-row table:style-name="ro7">
          <table:table-cell table:style-name="ce72" office:value-type="string" calcext:value-type="string">
            <text:p>Файл дескрипторы </text:p>
            <text:p><text:span text:style-name="T8">N0</text:span></text:p>
            <text:p>N1</text:p>
            <text:p>N2</text:p>
          </table:table-cell>
          <table:table-cell table:style-name="ce52" office:value-type="string" calcext:value-type="string">
            <text:p>Каждый раз при открытии файла системным вызовом open в любом языке программирования я получаю уникальный ID, который указывает мне на файл, этот ID и есть файл дескриптор. </text:p>
            <text:p/>
            <text:p>Файл дескриптор 0 называется STDIN и ассоциируется с вводом данных у приложения</text:p>
            <text:p>Файл дескриптор 1 называется STDOUT и используется приложениями для вывода данных, например командами print</text:p>
            <text:p>Файл дескриптор 2 называется STDERR и используется приложениями для вывода данных, сообщающих об ошибке</text:p>
            <text:p/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echo $$</text:p>
          </table:table-cell>
          <table:table-cell table:style-name="ce52" office:value-type="string" calcext:value-type="string">
            <text:p>Узнать ID своего процесса (терминала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s -lah /proc/15771/fd/</text:p>
          </table:table-cell>
          <table:table-cell table:style-name="ce52" office:value-type="string" calcext:value-type="string">
            <text:p>Увидеть файл-дескрипторы нашего процесса по id, например, 15771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// во второй консоли запустим</text:p>
            <text:p>echo "hello world" &gt; /proc/15771/fd/0</text:p>
            <text:p/>
            <text:p>// и в первой консоли увидим</text:p>
            <text:p>[user@localhost ]$ hello world</text:p>
          </table:table-cell>
          <table:table-cell table:style-name="ce52" office:value-type="string" calcext:value-type="string">
            <text:p>Сейчас все 3 файл дескриптора связаны с устройством псевдотерминала /dev/pts, но мы все равно можем ими манипулировать, например запустим во второй консоли</text:p>
          </table:table-cell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СЛУЖБЫ (скрытые фоновые процессы)</text:p>
          </table:table-cell>
          <table:table-cell table:style-name="ce53"/>
          <table:table-cell table:number-columns-repeated="1022"/>
        </table:table-row>
        <table:table-row table:style-name="ro2">
          <table:table-cell table:style-name="ce69" office:value-type="string" calcext:value-type="string">
            <text:p>systemctl <text:span text:style-name="T9">опции</text:span> <text:span text:style-name="T10">команда</text:span> <text:span text:style-name="T11">служба служба</text:span></text:p>
          </table:table-cell>
          <table:table-cell table:style-name="ce69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ystemctl stop predictive</text:p>
          </table:table-cell>
          <table:table-cell table:style-name="ce52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2">systemctl </text:span>list-units</text:p>
          </table:table-cell>
          <table:table-cell table:style-name="ce52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12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2">systemctl </text:span>start service</text:p>
          </table:table-cell>
          <table:table-cell table:style-name="ce52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ervice &lt;clientapp&gt; <text:span text:style-name="T13">restart</text:span> …</text:p>
          </table:table-cell>
          <table:table-cell table:style-name="ce52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2">systemctl </text:span>try-restart …</text:p>
          </table:table-cell>
          <table:table-cell table:style-name="ce52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2">systemctl </text:span>reload-or-restart …</text:p>
          </table:table-cell>
          <table:table-cell table:style-name="ce52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2">systemctl </text:span>enable …</text:p>
          </table:table-cell>
          <table:table-cell table:style-name="ce52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2">systemctl </text:span>disable …</text:p>
          </table:table-cell>
          <table:table-cell table:style-name="ce52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2">systemctl </text:span>is-enabled </text:p>
          </table:table-cell>
          <table:table-cell table:style-name="ce52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2">systemctl </text:span>snapsot</text:p>
          </table:table-cell>
          <table:table-cell table:style-name="ce52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2">systemctl </text:span>daemon-reload</text:p>
          </table:table-cell>
          <table:table-cell table:style-name="ce52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9" office:value-type="string" calcext:value-type="string">
            <text:p>Units (юниты)</text:p>
          </table:table-cell>
          <table:table-cell table:style-name="ce69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НАВИГАЦИЯ И ПОИСК.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cd</text:p>
          </table:table-cell>
          <table:table-cell table:style-name="ce52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</text:p>
          </table:table-cell>
          <table:table-cell table:style-name="ce52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.</text:p>
          </table:table-cell>
          <table:table-cell table:style-name="ce52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../..</text:p>
          </table:table-cell>
          <table:table-cell table:style-name="ce52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d ~</text:p>
          </table:table-cell>
          <table:table-cell table:style-name="ce52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pwd</text:p>
          </table:table-cell>
          <table:table-cell table:style-name="ce52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ls</text:p>
          </table:table-cell>
          <table:table-cell table:style-name="ce52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s -la</text:p>
          </table:table-cell>
          <table:table-cell table:style-name="ce52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ls -la -R /</text:p>
          </table:table-cell>
          <table:table-cell table:style-name="ce52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ocate &lt;имя файла/папки&gt;</text:p>
          </table:table-cell>
          <table:table-cell table:style-name="ce5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ereis &lt;имя файла/папки&gt;</text:p>
          </table:table-cell>
          <table:table-cell table:style-name="ce52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find /home -name "&lt;имя файла/папки&gt;"</text:p>
          </table:table-cell>
          <table:table-cell table:style-name="ce52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i</text:p>
          </table:table-cell>
          <table:table-cell table:style-name="ce52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d /media/cdrom</text:p>
          </table:table-cell>
          <table:table-cell table:style-name="ce52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РАБОТА С ФАЙЛАМИ И ПАПКАМ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4" office:value-type="string" calcext:value-type="string">
            <text:p>mkdir</text:p>
          </table:table-cell>
          <table:table-cell table:style-name="ce52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kdir -p Dir4/Dir5</text:p>
          </table:table-cell>
          <table:table-cell table:style-name="ce52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ouch</text:p>
          </table:table-cell>
          <table:table-cell table:style-name="ce52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rm</text:p>
          </table:table-cell>
          <table:table-cell table:style-name="ce52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mdir</text:p>
          </table:table-cell>
          <table:table-cell table:style-name="ce52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mdir -p dir1/dir2/dir3</text:p>
          </table:table-cell>
          <table:table-cell table:style-name="ce52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i</text:p>
          </table:table-cell>
          <table:table-cell table:style-name="ce52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0" office:value-type="string" calcext:value-type="string">
            <text:p>rm -R</text:p>
          </table:table-cell>
          <table:table-cell table:style-name="ce52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sudo rm -R /</text:p>
          </table:table-cell>
          <table:table-cell table:style-name="ce52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cat</text:p>
          </table:table-cell>
          <table:table-cell table:style-name="ce52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more</text:p>
          </table:table-cell>
          <table:table-cell table:style-name="ce52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less</text:p>
          </table:table-cell>
          <table:table-cell table:style-name="ce52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cp</text:span> &lt;название файла&gt; &lt;путь, куда копируем&gt;</text:p>
          </table:table-cell>
          <table:table-cell table:style-name="ce52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p hello*.*</text:p>
          </table:table-cell>
          <table:table-cell table:style-name="ce52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p hello?.*</text:p>
          </table:table-cell>
          <table:table-cell table:style-name="ce52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p -R Dir2 Dir 4</text:p>
          </table:table-cell>
          <table:table-cell table:style-name="ce52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v</text:p>
          </table:table-cell>
          <table:table-cell table:style-name="ce52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mv</text:p>
          </table:table-cell>
          <table:table-cell table:style-name="ce52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text.txt .text.txt</text:p>
          </table:table-cell>
          <table:table-cell table:style-name="ce52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&lt;file name&gt; &lt;folder name&gt;/</text:p>
          </table:table-cell>
          <table:table-cell table:style-name="ce52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v &lt;file name&gt; ..</text:p>
          </table:table-cell>
          <table:table-cell table:style-name="ce52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df /work</text:p>
          </table:table-cell>
          <table:table-cell table:style-name="ce52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f /root</text:p>
          </table:table-cell>
          <table:table-cell table:style-name="ce52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f -Th | grep "^/dev"</text:p>
          </table:table-cell>
          <table:table-cell table:style-name="ce52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sblk -f</text:p>
          </table:table-cell>
          <table:table-cell table:style-name="ce52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4" office:value-type="string" calcext:value-type="string">
            <text:p>mc</text:p>
          </table:table-cell>
          <table:table-cell table:style-name="ce52" office:value-type="string" calcext:value-type="string">
            <text:p><text:span text:style-name="T18">Открыть коммандер прямо в терминале ))</text:span></text:p>
            <text:p>Если его нет, то <text:span text:style-name="T18">sudo apt install mc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зажимаем Ctrl+Shift и перетаскиваем наш файл/папку в место, где будет ярлык.  </text:p>
            <text:p>Появляется ярлык (со стрелкой)</text:p>
          </table:table-cell>
          <table:table-cell table:style-name="ce54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ln -s &lt;пуь к папке, где будет ярлык&gt;</text:p>
          </table:table-cell>
          <table:table-cell table:style-name="ce52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ЗАПИСЬ В ФАЙЛЫ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gedit</text:p>
          </table:table-cell>
          <table:table-cell table:style-name="ce52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54" office:value-type="string" calcext:value-type="string">
            <text:p>nano</text:p>
          </table:table-cell>
          <table:table-cell table:style-name="ce52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52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trl-K (или F9)</text:p>
          </table:table-cell>
          <table:table-cell table:style-name="ce52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комбинация Alt-6</text:p>
          </table:table-cell>
          <table:table-cell table:style-name="ce52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trl-U или F10</text:p>
          </table:table-cell>
          <table:table-cell table:style-name="ce52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pico</text:p>
          </table:table-cell>
          <table:table-cell table:style-name="ce52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vi</text:p>
          </table:table-cell>
          <table:table-cell table:style-name="ce52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table:style-name="ce52" office:value-type="string" calcext:value-type="string">
            <text:p>Выйти из VIM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sed</text:p>
          </table:table-cell>
          <table:table-cell table:style-name="ce52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ЯРЛЫКИ, СОРТИНГ, РЕГУЛЯРНЫЕ ВЫРАЖЕНИЯ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ln -s</text:p>
          </table:table-cell>
          <table:table-cell table:style-name="ce52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9">
          <table:table-cell table:style-name="ce54" office:value-type="string" calcext:value-type="string">
            <text:p>ln</text:p>
          </table:table-cell>
          <table:table-cell table:style-name="ce52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wc &lt;имя файла&gt;</text:p>
          </table:table-cell>
          <table:table-cell table:style-name="ce52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ort &lt;имя файла с данными&gt;</text:p>
          </table:table-cell>
          <table:table-cell table:style-name="ce52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n</text:p>
          </table:table-cell>
          <table:table-cell table:style-name="ce52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52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атрибут -f 3</text:p>
          </table:table-cell>
          <table:table-cell table:style-name="ce52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grep</text:span> &lt;искомый текст&gt; &lt;папка/файл&gt;</text:p>
          </table:table-cell>
          <table:table-cell table:style-name="ce52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[A-Za-z].gov" mydatafile.txt</text:p>
          </table:table-cell>
          <table:table-cell table:style-name="ce52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[A-Za-z]*.gov" mydatafile.txt</text:p>
          </table:table-cell>
          <table:table-cell table:style-name="ce52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-E "(kgb.gov|intel.com)"</text:p>
          </table:table-cell>
          <table:table-cell table:style-name="ce52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ЕРЕНАПРАВЛЕНИЕ ВЫВОДА/ВВОД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read</text:p>
          </table:table-cell>
          <table:table-cell table:style-name="ce52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ead &lt;имя переменной&gt;</text:p>
          </table:table-cell>
          <table:table-cell table:style-name="ce52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ort names.txt</text:p>
          </table:table-cell>
          <table:table-cell table:style-name="ce52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sort names.txt &gt; sorted.txt</text:p>
          </table:table-cell>
          <table:table-cell table:style-name="ce52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»</text:p>
          </table:table-cell>
          <table:table-cell table:style-name="ce52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2&gt;</text:p>
          </table:table-cell>
          <table:table-cell table:style-name="ce52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2&gt; errors.txt</text:p>
          </table:table-cell>
          <table:table-cell table:style-name="ce52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2&gt; /dev/null</text:p>
          </table:table-cell>
          <table:table-cell table:style-name="ce52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&gt; good.txt 2&gt; errors.txt</text:p>
          </table:table-cell>
          <table:table-cell table:style-name="ce52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rep anton /etc/* &amp;&gt; allresults.txt</text:p>
          </table:table-cell>
          <table:table-cell table:style-name="ce52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АРХИВИРОВАНИЕ И КОМПРЕССИЯ ДАННЫХ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tar</text:p>
          </table:table-cell>
          <table:table-cell table:style-name="ce52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4">tar</text:span> cvf mytar.tar Folder1</text:p>
          </table:table-cell>
          <table:table-cell table:style-name="ce52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tar tf mytar.tar</text:p>
          </table:table-cell>
          <table:table-cell table:style-name="ce52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tar xvf mytar.tar</text:p>
          </table:table-cell>
          <table:table-cell table:style-name="ce52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4">gzip</text:span> mytar.tar</text:p>
          </table:table-cell>
          <table:table-cell table:style-name="ce52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unzip mytar.tar.gz</text:p>
          </table:table-cell>
          <table:table-cell table:style-name="ce52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bzip2</text:span> mytar.tar</text:p>
          </table:table-cell>
          <table:table-cell table:style-name="ce52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bunzip2 mytar.tar.bz2</text:p>
          </table:table-cell>
          <table:table-cell table:style-name="ce52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4">xz</text:span> и unxz</text:p>
          </table:table-cell>
          <table:table-cell table:style-name="ce52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ar cvzf mytar.tar Folder1</text:p>
          </table:table-cell>
          <table:table-cell table:style-name="ce73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73"/>
          <table:table-cell table:number-columns-repeated="1022"/>
        </table:table-row>
        <table:table-row table:style-name="ro4">
          <table:table-cell table:style-name="ce54" office:value-type="string" calcext:value-type="string">
            <text:p>zip -r myZIP.zip Folder1</text:p>
          </table:table-cell>
          <table:table-cell table:style-name="ce73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unzip myZIP.zip</text:p>
          </table:table-cell>
          <table:table-cell table:style-name="ce52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ОЛЬЗОВАТЕЛИ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cat /etc/passwd</text:p>
          </table:table-cell>
          <table:table-cell table:style-name="ce52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oami</text:p>
          </table:table-cell>
          <table:table-cell table:style-name="ce52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4">su</text:span> &lt;имя юзера&gt;</text:p>
          </table:table-cell>
          <table:table-cell table:style-name="ce52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exit</text:p>
          </table:table-cell>
          <table:table-cell table:style-name="ce52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ogout</text:p>
          </table:table-cell>
          <table:table-cell table:style-name="ce52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d &lt;имя юзера&gt;</text:p>
          </table:table-cell>
          <table:table-cell table:style-name="ce52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ast</text:p>
          </table:table-cell>
          <table:table-cell table:style-name="ce52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who</text:p>
          </table:table-cell>
          <table:table-cell table:style-name="ce52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w</text:p>
          </table:table-cell>
          <table:table-cell table:style-name="ce52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<text:span text:style-name="T14">useradd</text:span> -m &lt;имя пользователя&gt;</text:p>
          </table:table-cell>
          <table:table-cell table:style-name="ce52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passwd &lt;имя пользователя&gt;</text:p>
          </table:table-cell>
          <table:table-cell table:style-name="ce52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/etc/skel/</text:p>
          </table:table-cell>
          <table:table-cell table:style-name="ce52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userdel -r &lt;имя пользователя&gt;</text:p>
          </table:table-cell>
          <table:table-cell table:style-name="ce52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groupadd &lt;имя группы&gt;</text:p>
          </table:table-cell>
          <table:table-cell table:style-name="ce52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groupdel &lt;имя группы&gt;</text:p>
          </table:table-cell>
          <table:table-cell table:style-name="ce52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<text:span text:style-name="T14">usermod</text:span> <text:span text:style-name="T15">-aG</text:span> &lt;имя группы&gt; &lt;имя пользователя&gt;</text:p>
          </table:table-cell>
          <table:table-cell table:style-name="ce52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deluser &lt;имя группы&gt; &lt;имя пользователя&gt;</text:p>
          </table:table-cell>
          <table:table-cell table:style-name="ce52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СЕТЬ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env | grep proxy</text:p>
          </table:table-cell>
          <table:table-cell table:style-name="ce52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ifconfig</text:p>
          </table:table-cell>
          <table:table-cell table:style-name="ce52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wconfig</text:p>
          </table:table-cell>
          <table:table-cell table:style-name="ce52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shw -C network</text:p>
          </table:table-cell>
          <table:table-cell table:style-name="ce52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netstat -antu</text:p>
          </table:table-cell>
          <table:table-cell table:style-name="ce52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ifconfig</text:p>
          </table:table-cell>
          <table:table-cell table:style-name="ce52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ip addr show</text:p>
          </table:table-cell>
          <table:table-cell table:style-name="ce52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oute</text:p>
          </table:table-cell>
          <table:table-cell table:style-name="ce52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ping</text:p>
          </table:table-cell>
          <table:table-cell table:style-name="ce52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72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72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72" table:number-columns-repeated="2"/>
          <table:table-cell table:number-columns-repeated="1022"/>
        </table:table-row>
        <table:table-row table:style-name="ro2">
          <table:table-cell table:style-name="ce72" office:value-type="string" calcext:value-type="string">
            <text:p>sudo route -n</text:p>
          </table:table-cell>
          <table:table-cell table:style-name="ce72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11">
          <table:table-cell table:style-name="ce73" office:value-type="string" calcext:value-type="string">
            <text:p>sudo route del -net 0.0.0.0 gw 172.31.20.209 netmask 0.0.0.0 dev tun0</text:p>
          </table:table-cell>
          <table:table-cell table:style-name="ce52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8">172.31.20.209 заменяем на наш ip от vpn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ПРАВА</text:p>
          </table:table-cell>
          <table:table-cell table:style-name="ce68"/>
          <table:table-cell table:number-columns-repeated="1022"/>
        </table:table-row>
        <table:table-row table:style-name="ro2">
          <table:table-cell table:style-name="ce52" office:value-type="string" calcext:value-type="string">
            <text:p>rwx</text:p>
          </table:table-cell>
          <table:table-cell table:style-name="ce52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--</text:p>
          </table:table-cell>
          <table:table-cell table:style-name="ce52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own &lt;имя пользователя&gt; &lt;имя файла/папки&gt;</text:p>
          </table:table-cell>
          <table:table-cell table:style-name="ce52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chgrp &lt;имя группы&gt; &lt;имя файла/папки&gt;</text:p>
          </table:table-cell>
          <table:table-cell table:style-name="ce52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udo chmod o+x &lt;имя файла/папки&gt;</text:p>
          </table:table-cell>
          <table:table-cell table:style-name="ce52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u+x, g-w, o+r &lt;имя файла/папки&gt;</text:p>
          </table:table-cell>
          <table:table-cell table:style-name="ce52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hmod ugo=r &lt;имя файла/папки&gt;</text:p>
          </table:table-cell>
          <table:table-cell table:style-name="ce52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r = 4, w = 2, x = 1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rwx = 7, rw- = 6, r-x = 5, r-- = 4, -wx = 3, -w- = 2, --x = 1, --- = 0</text:p>
          </table:table-cell>
          <table:table-cell table:style-name="ce52"/>
          <table:table-cell table:number-columns-repeated="1022"/>
        </table:table-row>
        <table:table-row table:style-name="ro4">
          <table:table-cell table:style-name="ce52" office:value-type="string" calcext:value-type="string">
            <text:p>chmod 777 &lt;имя файла/папки&gt;</text:p>
          </table:table-cell>
          <table:table-cell table:style-name="ce52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o+t &lt;имя папки&gt;</text:p>
          </table:table-cell>
          <table:table-cell table:style-name="ce52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do chmod 1777 &lt;имя папки&gt;</text:p>
          </table:table-cell>
          <table:table-cell table:style-name="ce52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hmod a+x myscript.sh</text:p>
          </table:table-cell>
          <table:table-cell table:style-name="ce54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chmod -R 777 &lt;имя папки&gt;</text:p>
          </table:table-cell>
          <table:table-cell table:style-name="ce52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УСТРОЙСТВА</text:p>
          </table:table-cell>
          <table:table-cell table:style-name="ce68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lsusb</text:p>
          </table:table-cell>
          <table:table-cell table:style-name="ce52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canimage -L</text:p>
          </table:table-cell>
          <table:table-cell table:style-name="ce52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ubuntu-drivers devices</text:p>
          </table:table-cell>
          <table:table-cell table:style-name="ce52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16">sudo fdisk -l     </text:span><text:span text:style-name="T17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52" office:value-type="string" calcext:value-type="string">
            <text:p><text:span text:style-name="T18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brscan-skey <text:s/>-l</text:p>
          </table:table-cell>
          <table:table-cell table:style-name="ce52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BASH SCRIPTS</text:p>
          </table:table-cell>
          <table:table-cell table:style-name="ce68"/>
          <table:table-cell table:number-columns-repeated="1022"/>
        </table:table-row>
        <table:table-row table:style-name="ro3">
          <table:table-cell table:style-name="ce52"/>
          <table:table-cell table:style-name="ce52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chmod a+x myscript.sh</text:p>
          </table:table-cell>
          <table:table-cell table:style-name="ce52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./myscript.sh</text:p>
          </table:table-cell>
          <table:table-cell table:style-name="ce52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xterm -e ./myscript.sh</text:p>
          </table:table-cell>
          <table:table-cell table:style-name="ce52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52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52" office:value-type="string" calcext:value-type="string">
            <text:p>Питоновское <text:span text:style-name="T18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8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$0</text:p>
          </table:table-cell>
          <table:table-cell table:style-name="ce52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$1</text:p>
          </table:table-cell>
          <table:table-cell table:style-name="ce52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52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52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52" office:value-type="string" calcext:value-type="string">
            <text:p>while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or myfile in `ls *.txt`; do</text:p>
            <text:p>cat $myfile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or x in {1...10}; do</text:p>
            <text:p>echo "X = $x"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52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umma=0</text:p>
          </table:table-cell>
          <table:table-cell table:style-name="ce52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52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yFunction 50 vasya</text:p>
          </table:table-cell>
          <table:table-cell table:style-name="ce52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"Summa = $summa"</text:p>
          </table:table-cell>
          <table:table-cell table:style-name="ce52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74" office:value-type="string" calcext:value-type="string">
            <text:p>УДАЛЁННОЕ ПОДКЛЮЧЕНИЕ К СЕРВЕРУ</text:p>
          </table:table-cell>
          <table:table-cell table:style-name="ce74"/>
          <table:table-cell table:number-columns-repeated="1022"/>
        </table:table-row>
        <table:table-row table:style-name="ro2">
          <table:table-cell table:style-name="ce53" office:value-type="string" calcext:value-type="string">
            <text:p>ssh</text:p>
          </table:table-cell>
          <table:table-cell table:style-name="ce53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8">ssh </text:span><text:span text:style-name="T8"><text:a xlink:href="mailto:login@ip" xlink:type="simple">login@ip</text:a></text:span></text:p>
            <text:p/>
            <text:p><text:span text:style-name="T8">НАПРИМЕР,</text:span></text:p>
            <text:p><text:span text:style-name="T8">ssh </text:span><text:span text:style-name="T8"><text:a xlink:href="mailto:bars@192.168.233.95" xlink:type="simple">bars@192.168.233.95</text:a></text:span></text:p>
          </table:table-cell>
          <table:table-cell table:style-name="ce52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cat /opt/bars/web_edu/web_edu_custom2/conf/web_edu.conf | less</text:p>
          </table:table-cell>
          <table:table-cell table:style-name="ce52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Выход из просмотра q</text:p>
          </table:table-cell>
          <table:table-cell table:style-name="ce52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exit</text:p>
          </table:table-cell>
          <table:table-cell table:style-name="ce52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mc</text:p>
          </table:table-cell>
          <table:table-cell table:style-name="ce52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52" table:number-columns-repeated="2"/>
          <table:table-cell table:number-columns-repeated="1022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62"/>
        <table:table-column table:style-name="co6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127"/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КОММИТ, ПУШ и ПУЛЛ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9">git </text:span><text:span text:style-name="T20">add</text:span><text:span text:style-name="T21"> .</text:span></text:p>
          </table:table-cell>
          <table:table-cell table:style-name="ce52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2">git </text:span><text:span text:style-name="T23">commit</text:span><text:span text:style-name="T24"> -m "README file was changed"</text:span></text:p>
          </table:table-cell>
          <table:table-cell table:style-name="ce52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git <text:span text:style-name="T25">push</text:span> -u <text:span text:style-name="T26">origin master</text:span></text:p>
          </table:table-cell>
          <table:table-cell table:style-name="ce52" office:value-type="string" calcext:value-type="string">
            <text:p><text:span text:style-name="T71">из локального выгрузить ветку главную в репозиторий, подключенный как </text:span><text:span text:style-name="T72">origin</text:span><text:span text:style-name="T73">, в ветку </text:span><text:span text:style-name="T74">master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git <text:span text:style-name="T27">diff</text:span> --stat --cached<text:span text:style-name="T28"> origin/master</text:span></text:p>
          </table:table-cell>
          <table:table-cell table:style-name="ce52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git rm --cached blog/blog.php</text:p>
          </table:table-cell>
          <table:table-cell table:style-name="ce52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push</text:p>
          </table:table-cell>
          <table:table-cell table:style-name="ce52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PS D:\Python\aanikin\Python&gt; git <text:span text:style-name="T15">add</text:span> Practice/a.makarov/test.py</text:p>
          </table:table-cell>
          <table:table-cell table:style-name="ce52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git <text:span text:style-name="T29">pull</text:span> aanikin master –allow-unrelated-histories</text:p>
          </table:table-cell>
          <table:table-cell table:style-name="ce52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PS D:\Python\aanikin\Python&gt; git <text:span text:style-name="T29">push</text:span> -u aanikin --all</text:p>
          </table:table-cell>
          <table:table-cell table:style-name="ce52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30">git </text:span><text:span text:style-name="T31">clone</text:span><text:span text:style-name="T32"> </text:span>https://github.com/aanikin/Python</text:p>
          </table:table-cell>
          <table:table-cell table:style-name="ce52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git clean -df</text:p>
            <text:p>git reset --hard</text:p>
            <text:p>git pull <text:span text:style-name="T28">origin master</text:span></text:p>
          </table:table-cell>
          <table:table-cell table:style-name="ce52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ТЭГИ</text:p>
          </table:table-cell>
          <table:table-cell table:style-name="ce104"/>
          <table:table-cell table:number-columns-repeated="1022"/>
        </table:table-row>
        <table:table-row table:style-name="ro17">
          <table:table-cell table:style-name="ce106" office:value-type="string" calcext:value-type="string">
            <text:p>git tag stable-1</text:p>
          </table:table-cell>
          <table:table-cell table:style-name="ce52" office:value-type="string" calcext:value-type="string">
            <text:p><text:span text:style-name="T48">создать «легковесный» тэг, связанный с последним</text:span></text:p>
            <text:p><text:span text:style-name="T48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tag stable-2 f292ef5</text:p>
          </table:table-cell>
          <table:table-cell table:style-name="ce106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БЭКАП</text:p>
          </table:table-cell>
          <table:table-cell table:style-name="ce104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set</text:p>
          </table:table-cell>
          <table:table-cell table:style-name="ce106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18">
          <table:table-cell table:style-name="ce108" office:value-type="string" calcext:value-type="string">
            <text:p>git <text:span text:style-name="T33">reset</text:span> --soft <text:span text:style-name="T26">origin feature</text:span></text:p>
          </table:table-cell>
          <table:table-cell table:style-name="ce52" office:value-type="string" calcext:value-type="string">
            <text:p><text:span text:style-name="T75">Главная команда!</text:span></text:p>
            <text:p><text:span text:style-name="T48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reset HEAD~1</text:p>
          </table:table-cell>
          <table:table-cell table:style-name="ce52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9">
          <table:table-cell table:style-name="ce108" office:value-type="string" calcext:value-type="string">
            <text:p>git revert HEAD</text:p>
          </table:table-cell>
          <table:table-cell table:style-name="ce52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108" office:value-type="string" calcext:value-type="string">
            <text:p>git reset ORIG_HEAD</text:p>
          </table:table-cell>
          <table:table-cell table:style-name="ce52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<text:span text:style-name="T33">checkout</text:span> &lt;hello.html&gt;</text:p>
          </table:table-cell>
          <table:table-cell table:style-name="ce52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set &lt;кусок изменённого объекта, например HEAD hello.html&gt;</text:p>
          </table:table-cell>
          <table:table-cell table:style-name="ce52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vert 7f6b500</text:p>
          </table:table-cell>
          <table:table-cell table:style-name="ce106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set 9cf99cc —hard</text:p>
          </table:table-cell>
          <table:table-cell table:style-name="ce106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04" office:value-type="string" calcext:value-type="string">
            <text:p>АНАЛИЗ</text:p>
          </table:table-cell>
          <table:table-cell table:style-name="ce104"/>
          <table:table-cell table:number-columns-repeated="1022"/>
        </table:table-row>
        <table:table-row table:style-name="ro2">
          <table:table-cell table:style-name="ce52" office:value-type="string" calcext:value-type="string">
            <text:p>git log —oneline</text:p>
          </table:table-cell>
          <table:table-cell table:style-name="ce52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status <text:s/></text:p>
          </table:table-cell>
          <table:table-cell table:style-name="ce106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17">
          <table:table-cell table:style-name="ce52" office:value-type="string" calcext:value-type="string">
            <text:p>git <text:span text:style-name="T27">diff</text:span> --stat --cached<text:span text:style-name="T28"> origin/master</text:span></text:p>
          </table:table-cell>
          <table:table-cell table:style-name="ce106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<text:span text:style-name="T34">git </text:span><text:span text:style-name="T35">remote</text:span><text:span text:style-name="T36"> </text:span><text:span text:style-name="T37">show </text:span><text:span text:style-name="T38">origin</text:span></text:p>
          </table:table-cell>
          <table:table-cell table:style-name="ce125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remote -v</text:p>
          </table:table-cell>
          <table:table-cell table:style-name="ce106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onfig --get remote.origin.url</text:p>
          </table:table-cell>
          <table:table-cell table:style-name="ce106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a</text:p>
          </table:table-cell>
          <table:table-cell table:style-name="ce106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log —pretty=oneline</text:p>
          </table:table-cell>
          <table:table-cell table:style-name="ce106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19">
          <table:table-cell table:style-name="ce106" office:value-type="string" calcext:value-type="string">
            <text:p>git tag</text:p>
          </table:table-cell>
          <table:table-cell table:style-name="ce52" office:value-type="string" calcext:value-type="string">
            <text:p><text:span text:style-name="T48">Посмотреть список имеющихся тегов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НАСТРОЙКИ ПОДКЛЮЧЕНИЯ</text:p>
          </table:table-cell>
          <table:table-cell table:style-name="ce63"/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user.name <text:span text:style-name="T39">"AntAlMakarov"</text:span></text:p>
          </table:table-cell>
          <table:table-cell table:style-name="ce52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user.password "your password"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40">git config --global user.email </text:span><text:span text:style-name="T41">"</text:span>AntAlMakarov@greenatom.ru<text:span text:style-name="T42">"</text:span></text:p>
          </table:table-cell>
          <table:table-cell table:style-name="ce52" office:value-type="string" calcext:value-type="string">
            <text:p><text:span text:style-name="T49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43">git </text:span><text:span text:style-name="T44">remote </text:span><text:span text:style-name="T45">add</text:span><text:span text:style-name="T46"> </text:span><text:span text:style-name="T45">origin</text:span><text:span text:style-name="T47"> </text:span>https://gitlab.com/dev/name_repo<text:span text:style-name="T48">/</text:span></text:p>
          </table:table-cell>
          <table:table-cell table:style-name="ce52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49">git remote add origin </text:span>https://github.com/Antohnio123/Antohnio.git</text:p>
          </table:table-cell>
          <table:table-cell table:style-name="ce52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108" office:value-type="string" calcext:value-type="string">
            <text:p>git <text:span text:style-name="T50">remote </text:span><text:span text:style-name="T51">set-url</text:span><text:span text:style-name="T52"> </text:span><text:span text:style-name="T51">origin</text:span><text:span text:style-name="T52"> </text:span>new.git.url/here</text:p>
          </table:table-cell>
          <table:table-cell table:style-name="ce52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20">
          <table:table-cell table:style-name="ce52" office:value-type="string" calcext:value-type="string">
            <text:p><text:span text:style-name="T12">git remote set-url origin https://&lt;MYNAME&gt;</text:span>:&lt;MYTOKEN&gt;@github.com/scuzzlebuzzle/ol3-1.git</text:p>
          </table:table-cell>
          <table:table-cell table:style-name="ce52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9">
          <table:table-cell table:style-name="ce111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111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9">git remote add aanikin </text:span>https://github.com/aanikin/Python</text:p>
          </table:table-cell>
          <table:table-cell table:style-name="ce52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9">
          <table:table-cell table:style-name="ce52" office:value-type="string" calcext:value-type="string">
            <text:p>git config --global credential.helper store</text:p>
          </table:table-cell>
          <table:table-cell table:style-name="ce52" office:value-type="string" calcext:value-type="string">
            <text:p><text:span text:style-name="T18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--global --unset credential.helper</text:p>
          </table:table-cell>
          <table:table-cell table:style-name="ce52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rm ~/.git-credentials</text:p>
          </table:table-cell>
          <table:table-cell table:style-name="ce52" office:value-type="string" calcext:value-type="string">
            <text:p><text:span text:style-name="T76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112"/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63" office:value-type="string" calcext:value-type="string">
            <text:p>ВЕТКИ:</text:p>
          </table:table-cell>
          <table:table-cell table:style-name="ce63"/>
          <table:table-cell table:number-columns-repeated="1022"/>
        </table:table-row>
        <table:table-row table:style-name="ro1">
          <table:table-cell table:style-name="ce113" office:value-type="string" calcext:value-type="string">
            <text:p>git branch -a</text:p>
          </table:table-cell>
          <table:table-cell table:style-name="ce106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9">
          <table:table-cell table:style-name="ce106" office:value-type="string" calcext:value-type="string">
            <text:p>git checkout -b admin</text:p>
          </table:table-cell>
          <table:table-cell table:style-name="ce52" office:value-type="string" calcext:value-type="string">
            <text:p><text:span text:style-name="T48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115" office:value-type="string" calcext:value-type="string">
            <text:p>git checkout forum</text:p>
          </table:table-cell>
          <table:table-cell table:style-name="ce106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heckout 2a36c1b</text:p>
          </table:table-cell>
          <table:table-cell table:style-name="ce106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merge forum</text:p>
          </table:table-cell>
          <table:table-cell table:style-name="ce106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7">
          <table:table-cell table:style-name="ce106" office:value-type="string" calcext:value-type="string">
            <text:p>git branch --set-upstream-to=master tocheck</text:p>
          </table:table-cell>
          <table:table-cell table:style-name="ce106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21">
          <table:table-cell table:style-name="ce106" office:value-type="string" calcext:value-type="string">
            <text:p>$ git checkout &lt;feature&gt;</text:p>
            <text:p>$ git <text:span text:style-name="T15">merge</text:span> master</text:p>
            <text:p>(or)</text:p>
            <text:p>$ git <text:span text:style-name="T15">merge</text:span> master &lt;feature&gt;</text:p>
          </table:table-cell>
          <table:table-cell table:style-name="ce106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1">
          <table:table-cell table:style-name="ce106" office:value-type="string" calcext:value-type="string">
            <text:p>git checkout &lt;feature&gt;</text:p>
            <text:p>git <text:span text:style-name="T53">rebase</text:span> -i master</text:p>
          </table:table-cell>
          <table:table-cell table:style-name="ce106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7">
          <table:table-cell table:style-name="ce106" office:value-type="string" calcext:value-type="string">
            <text:p>git <text:span text:style-name="T54">stash</text:span></text:p>
          </table:table-cell>
          <table:table-cell table:style-name="ce106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<text:span text:style-name="T54">stash</text:span> save "Какое-нибудь сообщение"</text:p>
          </table:table-cell>
          <table:table-cell table:style-name="ce106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git <text:span text:style-name="T54">stash</text:span> save <text:span text:style-name="T55">-u</text:span></text:p>
          </table:table-cell>
          <table:table-cell table:style-name="ce106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<text:span text:style-name="T54">stash</text:span> list</text:p>
          </table:table-cell>
          <table:table-cell table:style-name="ce106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7">
          <table:table-cell table:style-name="ce106" office:value-type="string" calcext:value-type="string">
            <text:p>git <text:span text:style-name="T54">push -d</text:span> origin &lt;branch_name&gt;</text:p>
          </table:table-cell>
          <table:table-cell table:style-name="ce106" office:value-type="string" calcext:value-type="string">
            <text:p><text:span text:style-name="T18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git branch -d &lt;имя ветки&gt;</text:p>
          </table:table-cell>
          <table:table-cell table:style-name="ce106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git <text:span text:style-name="T56">stash</text:span> <text:span text:style-name="T57">clear</text:span></text:p>
          </table:table-cell>
          <table:table-cell table:style-name="ce106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18">
          <table:table-cell table:style-name="ce106" office:value-type="string" calcext:value-type="string">
            <text:p>git <text:span text:style-name="T54">stash</text:span></text:p>
            <text:p>git checkout branch123</text:p>
            <text:p>git <text:span text:style-name="T54">stash apply</text:span></text:p>
          </table:table-cell>
          <table:table-cell table:style-name="ce106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m &lt;oldname&gt; &lt;newname&gt;</text:p>
          </table:table-cell>
          <table:table-cell table:style-name="ce106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branch -m &lt;newname&gt;</text:p>
          </table:table-cell>
          <table:table-cell table:style-name="ce106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git config --global alias.rename 'branch -m'</text:p>
          </table:table-cell>
          <table:table-cell table:style-name="ce106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git branch -M &lt;newname&gt;</text:p>
          </table:table-cell>
          <table:table-cell table:style-name="ce106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106" table:number-columns-repeated="2"/>
          <table:table-cell table:number-columns-repeated="1022"/>
        </table:table-row>
        <table:table-row table:style-name="ro17">
          <table:table-cell table:style-name="ce116" office:value-type="string" calcext:value-type="string">
            <text:p>ВЕТКИ в Gitlab - правильное создание issue и их мерджевание</text:p>
          </table:table-cell>
          <table:table-cell table:style-name="ce116"/>
          <table:table-cell table:number-columns-repeated="1022"/>
        </table:table-row>
        <table:table-row table:style-name="ro16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106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2">
          <table:table-cell table:style-name="ce106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106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17" office:value-type="string" calcext:value-type="string">
            <text:p>Мердж / <text:s/>Пул реквест</text:p>
          </table:table-cell>
          <table:table-cell table:style-name="ce117"/>
          <table:table-cell table:style-name="ce126" table:number-columns-repeated="62"/>
          <table:table-cell table:style-name="ce128" table:number-columns-repeated="960"/>
        </table:table-row>
        <table:table-row table:style-name="ro17">
          <table:table-cell table:style-name="ce106" office:value-type="string" calcext:value-type="string">
            <text:p>git checkout aq</text:p>
            <text:p>git rebase master</text:p>
          </table:table-cell>
          <table:table-cell table:style-name="ce106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git checkout aq</text:p>
            <text:p>git merge origin/master</text:p>
          </table:table-cell>
          <table:table-cell table:style-name="ce106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106" table:number-columns-repeated="2"/>
          <table:table-cell table:number-columns-repeated="1022"/>
        </table:table-row>
        <table:table-row table:style-name="ro1">
          <table:table-cell table:style-name="ce118" office:value-type="string" calcext:value-type="string">
            <text:p>Ошибки</text:p>
          </table:table-cell>
          <table:table-cell table:style-name="ce118"/>
          <table:table-cell table:number-columns-repeated="1022"/>
        </table:table-row>
        <table:table-row table:style-name="ro17">
          <table:table-cell table:style-name="ce106" office:value-type="string" calcext:value-type="string">
            <text:p>! [remote rejected] dt_api -&gt; dt_api (pre-receive hook declined)</text:p>
          </table:table-cell>
          <table:table-cell table:style-name="ce106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106"/>
          <table:table-cell table:style-name="ce52"/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9" office:value-type="string" calcext:value-type="string">
            <text:p>SSH-key</text:p>
          </table:table-cell>
          <table:table-cell table:style-name="ce104"/>
          <table:table-cell table:number-columns-repeated="1022"/>
        </table:table-row>
        <table:table-row table:style-name="ro23">
          <table:table-cell table:style-name="ce120" office:value-type="string" calcext:value-type="string" table:number-columns-spanned="2" table:number-rows-spanned="1">
            <text:p><text:span text:style-name="T48">Open a terminal on Linux or macOS, or Git Bash / WSL on Windows.</text:span></text:p>
            <text:p><text:span text:style-name="T48">Generate a new ED25519 SSH key pair:</text:span></text:p>
            <text:p><text:span text:style-name="T48">ssh-keygen -t ed25519 -C "email@example.com"</text:span></text:p>
            <text:p/>
            <text:p><text:span text:style-name="T48">Or, if you want to use RSA:</text:span></text:p>
            <text:p><text:span text:style-name="T48">ssh-keygen -t rsa -b 4096 -C "email@example.com"</text:span></text:p>
            <text:p/>
            <text:p><text:span text:style-name="T48">It will generate the key in =&gt; C:\Users\yourname.ssh directory.</text:span></text:p>
            <text:p><text:span text:style-name="T48">Copy the public key and paste in the gitlab location.</text:span></text:p>
            <text:p/>
            <text:p><text:span text:style-name="T48">ssh-agent $(ssh-add C:\Users\youname\.ssh\id_rsa; git clone </text:span>git@gitlab.com<text:span text:style-name="T48">:xyz/SpringBootStarter.git)</text:span></text:p>
          </table:table-cell>
          <table:covered-table-cell/>
          <table:table-cell table:number-columns-repeated="1022"/>
        </table:table-row>
        <table:table-row table:style-name="ro17">
          <table:table-cell table:style-name="ce106" office:value-type="string" calcext:value-type="string">
            <text:p>В Винде надо удалить старый пароль и логин в Windows Credentials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21" office:value-type="string" calcext:value-type="string">
            <text:p>.gitignore</text:p>
          </table:table-cell>
          <table:table-cell table:style-name="ce119"/>
          <table:table-cell table:number-columns-repeated="1022"/>
        </table:table-row>
        <table:table-row table:style-name="ro17">
          <table:table-cell table:style-name="ce106" office:value-type="string" calcext:value-type="string">
            <text:p>.gitignore</text:p>
          </table:table-cell>
          <table:table-cell table:style-name="ce106" office:value-type="string" calcext:value-type="string">
            <text:p><text:span text:style-name="T49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24">
          <table:table-cell table:style-name="ce106" office:value-type="string" calcext:value-type="string">
            <text:p>/</text:p>
          </table:table-cell>
          <table:table-cell table:style-name="ce52" office:value-type="string" calcext:value-type="string">
            <text:p><text:span text:style-name="T48">Если шаблон начинается со слеша, то он соответствует файлам и каталогам только в корне хранилища. ???</text:span></text:p>
            <text:p/>
            <text:p><text:span text:style-name="T77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*</text:p>
          </table:table-cell>
          <table:table-cell table:style-name="ce106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17">
          <table:table-cell table:style-name="ce122" office:value-type="string" calcext:value-type="string">
            <text:p>**</text:p>
          </table:table-cell>
          <table:table-cell table:style-name="ce106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?</text:p>
          </table:table-cell>
          <table:table-cell table:style-name="ce106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[…]</text:p>
          </table:table-cell>
          <table:table-cell table:style-name="ce106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25">
          <table:table-cell table:style-name="ce106" office:value-type="string" calcext:value-type="string">
            <text:p>*.[oa]</text:p>
          </table:table-cell>
          <table:table-cell table:style-name="ce52" office:value-type="string" calcext:value-type="string">
            <text:p><text:span text:style-name="T48">file.o</text:span></text:p>
            <text:p><text:span text:style-name="T48">file.a</text:span></text:p>
            <text:p><text:span text:style-name="T48">dsfgfdg.o</text:span></text:p>
            <text:p/>
          </table:table-cell>
          <table:table-cell table:number-columns-repeated="1022"/>
        </table:table-row>
        <table:table-row table:style-name="ro26">
          <table:table-cell table:style-name="ce106" office:value-type="string" calcext:value-type="string">
            <text:p>*.[!oa]</text:p>
          </table:table-cell>
          <table:table-cell table:style-name="ce52" office:value-type="string" calcext:value-type="string">
            <text:p><text:span text:style-name="T48">Если первым знаком стоит восклицательный, он зачит отрицание - любой символ КРОМЕ указанных в скобках</text:span></text:p>
            <text:p><text:span text:style-name="T48">file.s</text:span></text:p>
            <text:p><text:span text:style-name="T48">file.1</text:span></text:p>
            <text:p><text:span text:style-name="T48">file.0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48">!.gitignore</text:span></text:p>
            <text:p><text:span text:style-name="T48">!script.pl</text:span></text:p>
            <text:p><text:span text:style-name="T48">!template.latex</text:span></text:p>
          </table:table-cell>
          <table:table-cell table:style-name="ce106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19">
          <table:table-cell table:style-name="ce106" office:value-type="string" calcext:value-type="string">
            <text:p>!*/</text:p>
          </table:table-cell>
          <table:table-cell table:style-name="ce52" office:value-type="string" calcext:value-type="string">
            <text:p><text:span text:style-name="T48">...even if they are in subdirectories</text:span></text:p>
            <text:p/>
          </table:table-cell>
          <table:table-cell table:number-columns-repeated="1022"/>
        </table:table-row>
        <table:table-row table:style-name="ro19">
          <table:table-cell table:style-name="ce52" office:value-type="string" calcext:value-type="string">
            <text:p><text:span text:style-name="T48">!*/a/b/file1.txt</text:span></text:p>
            <text:p><text:span text:style-name="T48">!*/a/b/c/*</text:span></text:p>
          </table:table-cell>
          <table:table-cell table:style-name="ce52" office:value-type="string" calcext:value-type="string">
            <text:p><text:span text:style-name="T48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48">/files/data.zip</text:span></text:p>
            <text:p><text:span text:style-name="T48">/server.log</text:span></text:p>
            <text:p><text:span text:style-name="T48">/uploads/users/data/info.xls</text:span></text:p>
          </table:table-cell>
          <table:table-cell table:style-name="ce52" office:value-type="string" calcext:value-type="string">
            <text:p><text:span text:style-name="T48">Конкретные файлы</text:span></text:p>
            <text:p/>
          </table:table-cell>
          <table:table-cell table:number-columns-repeated="1022"/>
        </table:table-row>
        <table:table-row table:style-name="ro27">
          <table:table-cell table:style-name="ce52" office:value-type="string" calcext:value-type="string">
            <text:p><text:span text:style-name="T48">*.zip</text:span></text:p>
            <text:p><text:span text:style-name="T48">*.log</text:span></text:p>
            <text:p><text:span text:style-name="T48">*.pdf</text:span></text:p>
            <text:p><text:span text:style-name="T48">*.xls</text:span></text:p>
          </table:table-cell>
          <table:table-cell table:style-name="ce52" office:value-type="string" calcext:value-type="string">
            <text:p><text:span text:style-name="T48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18">
          <table:table-cell table:style-name="ce106" office:value-type="string" calcext:value-type="string">
            <text:p>config.php</text:p>
          </table:table-cell>
          <table:table-cell table:style-name="ce52" office:value-type="string" calcext:value-type="string">
            <text:p><text:span text:style-name="T78">Игнорирование конкретного файла </text:span><text:span text:style-name="T79">ТОЛЬКО в корне проекта</text:span></text:p>
            <text:p><text:span text:style-name="T77">(корнём считается расположение файла .gitignore)</text:span></text:p>
            <text:p><text:span text:style-name="T77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19">
          <table:table-cell table:style-name="ce106" office:value-type="string" calcext:value-type="string">
            <text:p>/params/config.php</text:p>
          </table:table-cell>
          <table:table-cell table:style-name="ce52" office:value-type="string" calcext:value-type="string">
            <text:p><text:span text:style-name="T48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7">
          <table:table-cell table:style-name="ce106" office:value-type="string" calcext:value-type="string">
            <text:p>/images/*</text:p>
          </table:table-cell>
          <table:table-cell table:style-name="ce52" office:value-type="string" calcext:value-type="string">
            <text:p><text:span text:style-name="T80">Игнорирование всех файлов и папок ТОЛЬКО в конкретной директории </text:span><text:span text:style-name="T81">корень/</text:span><text:span text:style-name="T82">images</text:span></text:p>
            <text:p><text:span text:style-name="T48">(включая поддиректории и файлы в них)</text:span></text:p>
            <text:p><text:span text:style-name="T48">Например /images/user.jpg, /images/company/logo.png</text:span></text:p>
            <text:p><text:span text:style-name="T48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7">
          <table:table-cell table:style-name="ce106" office:value-type="string" calcext:value-type="string">
            <text:p>/private/*.html</text:p>
          </table:table-cell>
          <table:table-cell table:style-name="ce52" office:value-type="string" calcext:value-type="string">
            <text:p><text:span text:style-name="T48">Игнорирование ВСЕХ html-файлов в ОДНОЙ КОНКРЕТНОЙ директории(НЕ ВКЛЮЧАЯ поддиректории)</text:span></text:p>
            <text:p><text:span text:style-name="T48"># Например /private/index.html</text:span></text:p>
            <text:p><text:span text:style-name="T48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/private/**/*.html</text:p>
          </table:table-cell>
          <table:table-cell table:style-name="ce52" office:value-type="string" calcext:value-type="string">
            <text:p><text:span text:style-name="T48">Игнорирование ВСЕХ html-файлов в КОНКРЕТНОЙ директории ВКЛЮЧАЯ поддиректории</text:span></text:p>
            <text:p><text:span text:style-name="T48"># Например /private/info.html, /private/users/ivan/info.html</text:span></text:p>
          </table:table-cell>
          <table:table-cell table:number-columns-repeated="1022"/>
        </table:table-row>
        <table:table-row table:style-name="ro18">
          <table:table-cell table:style-name="ce52" office:value-type="string" calcext:value-type="string">
            <text:p><text:span text:style-name="T48">/secret/*</text:span></text:p>
            <text:p><text:span text:style-name="T48">!/secret/free.txt</text:span></text:p>
          </table:table-cell>
          <table:table-cell table:style-name="ce52" office:value-type="string" calcext:value-type="string">
            <text:p><text:span text:style-name="T48">Исключение из игнорирования</text:span></text:p>
            <text:p><text:span text:style-name="T48"># Игнорирование ВСЕХ файлов и папок внутри директории /secret,</text:span></text:p>
            <text:p><text:span text:style-name="T48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<text:span text:style-name="T49">\!readme!.txt</text:span></text:p>
          </table:table-cell>
          <table:table-cell table:style-name="ce106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18">
          <table:table-cell table:style-name="ce106" office:value-type="string" calcext:value-type="string">
            <text:p>/images/h?/*.jp?g</text:p>
          </table:table-cell>
          <table:table-cell table:style-name="ce52" office:value-type="string" calcext:value-type="string">
            <text:p><text:span text:style-name="T48">Игнорирование всех JPG и JPEG файлов внутри директорий,</text:span></text:p>
            <text:p><text:span text:style-name="T48">которые начинаются на "h" и МОГУТ содержать ещё один символ после</text:span></text:p>
            <text:p><text:span text:style-name="T48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19" office:value-type="string" calcext:value-type="string">
            <text:p>CI/CD</text:p>
          </table:table-cell>
          <table:table-cell table:style-name="ce119"/>
          <table:table-cell table:number-columns-repeated="1022"/>
        </table:table-row>
        <table:table-row table:style-name="ro17">
          <table:table-cell table:style-name="ce106" office:value-type="string" calcext:value-type="string">
            <text:p>https://youtu.be/jkwJCR0rqDc</text:p>
            <text:p/>
          </table:table-cell>
          <table:table-cell table:style-name="ce106" office:value-type="string" calcext:value-type="string">
            <text:p>Доки</text:p>
          </table:table-cell>
          <table:table-cell table:number-columns-repeated="1022"/>
        </table:table-row>
        <table:table-row table:style-name="ro17">
          <table:table-cell table:style-name="ce106" office:value-type="string" calcext:value-type="string">
            <text:p>https://docs.gitlab.com/ee/ci/yaml/</text:p>
            <text:p/>
          </table:table-cell>
          <table:table-cell table:style-name="ce106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9">
          <table:table-cell table:style-name="ce123" office:value-type="string" calcext:value-type="string">
            <text:p>https://docs.gitlab.com/ee/ci/variables/predefined_variables.html</text:p>
            <text:p/>
          </table:table-cell>
          <table:table-cell table:style-name="ce106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23"/>
          <table:table-cell table:style-name="ce106"/>
          <table:table-cell table:number-columns-repeated="1022"/>
        </table:table-row>
        <table:table-row table:style-name="ro14">
          <table:table-cell table:style-name="ce52" office:value-type="string" calcext:value-type="string">
            <text:p>image: docker:stableservices: <text:s/>- docker:dind <text:s/>stages: <text:s/>- pre-build <text:s/>- build</text:p>
          </table:table-cell>
          <table:table-cell table:style-name="ce52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52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52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52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REGISTRY</text:p>
          </table:table-cell>
          <table:table-cell table:style-name="ce52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REGISTRY_IMAGE</text:p>
          </table:table-cell>
          <table:table-cell table:style-name="ce106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COMMIT_REF_NAME</text:p>
          </table:table-cell>
          <table:table-cell table:style-name="ce106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28">
          <table:table-cell table:style-name="ce52" office:value-type="string" calcext:value-type="string">
            <text:p><text:span text:style-name="T58">$CI_COMMIT_REF_SLUG</text:span></text:p>
          </table:table-cell>
          <table:table-cell table:style-name="ce52" office:value-type="string" calcext:value-type="string">
            <text:p><text:span text:style-name="T48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17">
          <table:table-cell table:style-name="ce124" office:value-type="string" calcext:value-type="string">
            <text:p><text:span text:style-name="T59">$CI_JOB_TOKEN</text:span></text:p>
          </table:table-cell>
          <table:table-cell table:style-name="ce106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24" office:value-type="string" calcext:value-type="string">
            <text:p>$CI_JOB_STAGE</text:p>
          </table:table-cell>
          <table:table-cell table:style-name="ce106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60">- </text:span><text:span text:style-name="T61">echo</text:span><text:span text:style-name="T62"> "$CI_JOB_STAGE"</text:span></text:p>
          </table:table-cell>
          <table:table-cell table:style-name="ce106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29">
          <table:table-cell table:style-name="ce52" office:value-type="string" calcext:value-type="string">
            <text:p><text:span text:style-name="T63">.deploy_common:</text:span></text:p>
            <text:p><text:span text:style-name="T64"># common config HERE</text:span></text:p>
            <text:p/>
            <text:p><text:span text:style-name="T65">deploy_master_CD</text:span><text:span text:style-name="T66">:</text:span></text:p>
            <text:p><text:span text:style-name="T65">extends</text:span><text:span text:style-name="T66">: .deploy_common</text:span></text:p>
            <text:p><text:span text:style-name="T65">only</text:span><text:span text:style-name="T66">:</text:span></text:p>
            <text:p><text:span text:style-name="T65">refs</text:span><text:span text:style-name="T66">:</text:span></text:p>
            <text:p><text:span text:style-name="T67">- master</text:span></text:p>
            <text:p/>
            <text:p><text:span text:style-name="T65">deploy_manual</text:span><text:span text:style-name="T66">:</text:span></text:p>
            <text:p><text:span text:style-name="T65">extends</text:span><text:span text:style-name="T66">: .deploy_common</text:span></text:p>
            <text:p><text:span text:style-name="T65">when</text:span><text:span text:style-name="T66">: manual</text:span></text:p>
          </table:table-cell>
          <table:table-cell table:style-name="ce52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27">
          <table:table-cell table:style-name="ce52" office:value-type="string" calcext:value-type="string">
            <text:p><text:span text:style-name="T65">deploy</text:span><text:span text:style-name="T66">:</text:span></text:p>
            <text:p><text:span text:style-name="T65">rules</text:span><text:span text:style-name="T66">:</text:span></text:p>
            <text:p><text:span text:style-name="T68">- </text:span><text:span text:style-name="T69">if</text:span><text:span text:style-name="T70">: '$CI_COMMIT_REF_NAME == "master"'</text:span></text:p>
            <text:p><text:span text:style-name="T68">- </text:span><text:span text:style-name="T69">when</text:span><text:span text:style-name="T70">: manual</text:span></text:p>
          </table:table-cell>
          <table:table-cell table:style-name="ce106" office:value-type="string" calcext:value-type="string">
            <text:p><text:span text:style-name="T30">УСЛОВИЯ запуска лучше ставить через </text:span><text:span text:style-name="T83">rules</text:span><text:span text:style-name="T84">, НЕ через only/except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104" table:number-columns-repeated="2"/>
          <table:table-cell table:number-columns-repeated="1022"/>
        </table:table-row>
        <table:table-row table:style-name="ro1" table:number-rows-repeated="26">
          <table:table-cell table:style-name="ce52" table:number-columns-repeated="2"/>
          <table:table-cell table:number-columns-repeated="1022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62"/>
        <table:table-column table:style-name="co8" table:default-cell-style-name="ce62"/>
        <table:table-column table:style-name="co3" table:number-columns-repeated="62" table:default-cell-style-name="ce62"/>
        <table:table-column table:style-name="co4" table:number-columns-repeated="960" table:default-cell-style-name="ce58"/>
        <table:table-row table:style-name="ro30">
          <table:table-cell table:style-name="ce129" office:value-type="string" calcext:value-type="string">
            <text:p>https://habr.com/ru/post/310460</text:p>
            <text:p/>
          </table:table-cell>
          <table:table-cell table:style-name="ce129" office:value-type="string" calcext:value-type="string">
            <text:p><text:span text:style-name="T236">отличное пособие</text:span></text:p>
          </table:table-cell>
          <table:table-cell table:number-columns-repeated="1022"/>
        </table:table-row>
        <table:table-row table:style-name="ro4">
          <table:table-cell table:style-name="ce130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35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30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35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9">
          <table:table-cell table:style-name="ce131"/>
          <table:table-cell table:style-name="ce135" office:value-type="string" calcext:value-type="string">
            <text:p><text:span text:style-name="T237">Docker Desktop</text:span> разворачивает приложения по умолчанию на адресе localhost</text:p>
            <text:p><text:span text:style-name="T237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31" office:value-type="string" calcext:value-type="string">
            <text:p/>
            <text:p>winpty docker exec -it //bin//sh</text:p>
          </table:table-cell>
          <table:table-cell table:style-name="ce131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1">
          <table:table-cell table:style-name="ce132" office:value-type="string" calcext:value-type="string">
            <text:p>sudo groupadd docker</text:p>
            <text:p/>
            <text:p><text:span text:style-name="T85">sudo gpasswd -a $USER docker</text:span></text:p>
          </table:table-cell>
          <table:table-cell table:style-name="ce135" office:value-type="string" calcext:value-type="string">
            <text:p><text:span text:style-name="T238">To run docker without sudo:</text:span></text:p>
            <text:p><text:span text:style-name="T238">Add the docker group if it doesn't already exist.</text:span></text:p>
            <text:p><text:span text:style-name="T238">Add the connected user "$USER" to the docker group.</text:span></text:p>
            <text:p/>
            <text:p><text:span text:style-name="T238">Change the user name to match your preferred user if you do not want to use your current user:</text:span></text:p>
            <text:p/>
            <text:p><text:span text:style-name="T239">Either do a </text:span><text:span text:style-name="T240">newgrp docker</text:span><text:span text:style-name="T241"> or log out/in to activate the changes to groups.</text:span></text:p>
            <text:p><text:span text:style-name="T238">You can use</text:span></text:p>
            <text:p><text:span text:style-name="T85">docker run hello-world</text:span></text:p>
            <text:p><text:span text:style-name="T238">to check if you can run docker without sudo.</text:span></text:p>
            <text:p><text:span text:style-name="T85">sudo setfacl -m user:$USER:rw /var/run/docker.sock</text:span></text:p>
          </table:table-cell>
          <table:table-cell table:number-columns-repeated="1022"/>
        </table:table-row>
        <table:table-row table:style-name="ro2">
          <table:table-cell table:style-name="ce133" office:value-type="string" calcext:value-type="string">
            <text:p>Анализ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4" office:value-type="string" calcext:value-type="string">
            <text:p>docker <text:span text:style-name="T14">ps</text:span></text:p>
          </table:table-cell>
          <table:table-cell table:style-name="ce52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6">docker ps --all</text:span></text:p>
          </table:table-cell>
          <table:table-cell table:style-name="ce52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ocker ps -a</text:p>
          </table:table-cell>
          <table:table-cell table:style-name="ce52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87">docker ps</text:span><text:span text:style-name="T88"> </text:span><text:span text:style-name="T89">-a -q</text:span></text:p>
          </table:table-cell>
          <table:table-cell table:style-name="ce52" office:value-type="string" calcext:value-type="string">
            <text:p><text:span text:style-name="T242">увидеть </text:span><text:span text:style-name="T89">только ID всех</text:span><text:span text:style-name="T88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7">docker</text:span><text:span text:style-name="T88"> </text:span><text:span text:style-name="T89">images</text:span></text:p>
          </table:table-cell>
          <table:table-cell table:style-name="ce52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90">docker logs</text:span><text:span text:style-name="T88"> </text:span><text:span text:style-name="T91">&lt;container ID&gt;</text:span></text:p>
          </table:table-cell>
          <table:table-cell table:style-name="ce52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92">docker </text:span><text:span text:style-name="T93">run</text:span><text:span text:style-name="T94"> -it </text:span><text:span text:style-name="T95">&lt;image name or ID&gt; </text:span><text:span text:style-name="T93">sh</text:span></text:p>
          </table:table-cell>
          <table:table-cell table:style-name="ce5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96">docker </text:span><text:span text:style-name="T97">volume ls</text:span></text:p>
          </table:table-cell>
          <table:table-cell table:style-name="ce13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<text:span text:style-name="T15">search</text:span> tomcat</text:p>
          </table:table-cell>
          <table:table-cell table:style-name="ce52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35"/>
          <table:table-cell table:style-name="ce52"/>
          <table:table-cell table:number-columns-repeated="1022"/>
        </table:table-row>
        <table:table-row table:style-name="ro2">
          <table:table-cell table:style-name="ce133" office:value-type="string" calcext:value-type="string">
            <text:p>ТЭГИ</text:p>
          </table:table-cell>
          <table:table-cell table:style-name="ce133"/>
          <table:table-cell table:number-columns-repeated="1022"/>
        </table:table-row>
        <table:table-row table:style-name="ro32">
          <table:table-cell table:style-name="ce52"/>
          <table:table-cell table:style-name="ce52" office:value-type="string" calcext:value-type="string">
            <text:p><text:span text:style-name="T14">Создают доп. ссылку на имадж.</text:span></text:p>
            <text:p><text:span text:style-name="T14">Старая ссылка, если была, то остается, и получается 2 ссылки на 1 имадж.</text:span></text:p>
            <text:p><text:span text:style-name="T14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docker <text:span text:style-name="T15">tag</text:span> <text:span text:style-name="T98">0e5574283393</text:span> <text:span text:style-name="T39">fedora</text:span>/<text:span text:style-name="T39">httpd</text:span>:<text:span text:style-name="T99">version1.0</text:span></text:p>
          </table:table-cell>
          <table:table-cell table:style-name="ce52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docker tag httpd:test fedora/httpd:version1.0.test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Построение образа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7" office:value-type="string" calcext:value-type="string">
            <text:p>docker build .</text:p>
          </table:table-cell>
          <table:table-cell table:style-name="ce52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33">
          <table:table-cell table:style-name="ce52" office:value-type="string" calcext:value-type="string">
            <text:p><text:span text:style-name="T100">docker build</text:span> <text:span text:style-name="T101">-t </text:span><text:span text:style-name="T102">&lt;имя имаджа&gt;</text:span>:<text:span text:style-name="T39">&lt;тэг&gt;</text:span> . <text:span text:style-name="T15">--no-cache</text:span></text:p>
          </table:table-cell>
          <table:table-cell table:style-name="ce54" office:value-type="string" calcext:value-type="string">
            <text:p>остроить имадж <text:span text:style-name="T243">с указанием имени и тэга</text:span>, <text:span text:style-name="T244">не используя кэш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03">docker build </text:span><text:span text:style-name="T104">-f Dockerfile</text:span><text:span text:style-name="T105"> -t </text:span><text:span text:style-name="T106">&lt;имя имаджа&gt;</text:span><text:span text:style-name="T107">:&lt;тэг&gt; </text:span><text:span text:style-name="T105">.</text:span></text:p>
          </table:table-cell>
          <table:table-cell table:style-name="ce52" office:value-type="string" calcext:value-type="string">
            <text:p><text:span text:style-name="T17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108">docker build -t </text:span><text:span text:style-name="T109">&lt;DockerHub account name&gt;</text:span><text:span text:style-name="T110">/</text:span><text:span text:style-name="T111">&lt;New Image name&gt;</text:span><text:span text:style-name="T112">:</text:span><text:span text:style-name="T113">&lt;Tag of version&gt;</text:span><text:span text:style-name="T110"> .</text:span></text:p>
          </table:table-cell>
          <table:table-cell table:style-name="ce52" office:value-type="string" calcext:value-type="string">
            <text:p><text:span text:style-name="T178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t</text:p>
          </table:table-cell>
          <table:table-cell table:style-name="ce52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-p</text:p>
          </table:table-cell>
          <table:table-cell table:style-name="ce52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-d</text:p>
          </table:table-cell>
          <table:table-cell table:style-name="ce52" office:value-type="string" calcext:value-type="string">
            <text:p><text:span text:style-name="T242">запускает образ в </text:span><text:span text:style-name="T245">detached режиме (</text:span><text:span text:style-name="T88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--no-cache</text:p>
          </table:table-cell>
          <table:table-cell table:style-name="ce52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52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114">docker run -it </text:span><text:span text:style-name="T115">&lt;image name or ID&gt; </text:span><text:span text:style-name="T116">sh</text:span></text:p>
          </table:table-cell>
          <table:table-cell table:style-name="ce52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Запуск</text:p>
          </table:table-cell>
          <table:table-cell table:style-name="ce133"/>
          <table:table-cell table:number-columns-repeated="1022"/>
        </table:table-row>
        <table:table-row table:style-name="ro2">
          <table:table-cell table:style-name="ce138" office:value-type="string" calcext:value-type="string">
            <text:p>run <text:span text:style-name="T117">= docker create + docker start</text:span></text:p>
          </table:table-cell>
          <table:table-cell table:style-name="ce52"/>
          <table:table-cell table:number-columns-repeated="1022"/>
        </table:table-row>
        <table:table-row table:style-name="ro9">
          <table:table-cell table:style-name="ce135" office:value-type="string" calcext:value-type="string">
            <text:p><text:span text:style-name="T118">docker run </text:span><text:span text:style-name="T119">&lt;имя имаджа&gt;</text:span></text:p>
          </table:table-cell>
          <table:table-cell table:style-name="ce52" office:value-type="string" calcext:value-type="string">
            <text:p><text:span text:style-name="T178">запустить контейнер,</text:span></text:p>
            <text:p><text:span text:style-name="T178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120">docker run</text:span><text:span text:style-name="T121"> </text:span><text:span text:style-name="T122">&lt;имя имаджа&gt; </text:span><text:span text:style-name="T121">command</text:span></text:p>
          </table:table-cell>
          <table:table-cell table:style-name="ce131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123">docker run</text:span><text:span text:style-name="T112"> </text:span><text:span text:style-name="T124">--name</text:span><text:span text:style-name="T112"> </text:span><text:span text:style-name="T125">&lt;имя контейнера&gt;</text:span><text:span text:style-name="T112"> </text:span><text:span text:style-name="T126">&lt;имя имаджа&gt;</text:span></text:p>
          </table:table-cell>
          <table:table-cell table:style-name="ce52" office:value-type="string" calcext:value-type="string">
            <text:p><text:span text:style-name="T246">создать и запустить контейнер, указав ему </text:span><text:span text:style-name="T247">ИМЯ</text:span></text:p>
          </table:table-cell>
          <table:table-cell table:number-columns-repeated="1022"/>
        </table:table-row>
        <table:table-row table:style-name="ro4">
          <table:table-cell table:style-name="ce139" office:value-type="string" calcext:value-type="string">
            <text:p><text:span text:style-name="T127">docker </text:span><text:span text:style-name="T128">run --name </text:span><text:span text:style-name="T129">&lt;имя контейнера&gt;</text:span><text:span text:style-name="T130"> </text:span><text:span text:style-name="T131">-d</text:span><text:span text:style-name="T132"> </text:span><text:span text:style-name="T133">&lt;имя имаджа&gt;</text:span></text:p>
          </table:table-cell>
          <table:table-cell table:style-name="ce148" office:value-type="string" calcext:value-type="string">
            <text:p>создать и запустить контейнер <text:span text:style-name="T248">фоном, ДЕМОНОМ</text:span><text:span text:style-name="T249">.</text:span></text:p>
          </table:table-cell>
          <table:table-cell table:number-columns-repeated="1022"/>
        </table:table-row>
        <table:table-row table:style-name="ro1">
          <table:table-cell table:style-name="ce52"/>
          <table:table-cell table:style-name="ce148"/>
          <table:table-cell table:number-columns-repeated="1022"/>
        </table:table-row>
        <table:table-row table:style-name="ro4">
          <table:table-cell table:style-name="ce140" office:value-type="string" calcext:value-type="string">
            <text:p><text:span text:style-name="T134">start </text:span><text:span text:style-name="T135">&lt;container ID&gt;</text:span></text:p>
          </table:table-cell>
          <table:table-cell table:style-name="ce131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114">docker start</text:span><text:span text:style-name="T116"> </text:span><text:span text:style-name="T136">225824d4f37c</text:span></text:p>
          </table:table-cell>
          <table:table-cell table:style-name="ce131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92">docker start</text:span><text:span text:style-name="T137"> </text:span><text:span text:style-name="T138">-a</text:span><text:span text:style-name="T137"> </text:span><text:span text:style-name="T139">225824d4f37c</text:span></text:p>
          </table:table-cell>
          <table:table-cell table:style-name="ce135" office:value-type="string" calcext:value-type="string">
            <text:p><text:span text:style-name="T250">start a container with ID 225824d4f37c </text:span><text:span text:style-name="T251">showing</text:span><text:span text:style-name="T116"> its output in terminal</text:span></text:p>
          </table:table-cell>
          <table:table-cell table:number-columns-repeated="1022"/>
        </table:table-row>
        <table:table-row table:style-name="ro4">
          <table:table-cell table:style-name="ce141" office:value-type="string" calcext:value-type="string">
            <text:p><text:span text:style-name="T140">docker </text:span><text:span text:style-name="T141">run</text:span><text:span text:style-name="T142"> </text:span><text:span text:style-name="T143">-it</text:span><text:span text:style-name="T142"> </text:span><text:span text:style-name="T144">-p</text:span><text:span text:style-name="T142"> 1234:8080 </text:span><text:span text:style-name="T145">&lt;имя имаджа&gt;</text:span></text:p>
          </table:table-cell>
          <table:table-cell table:style-name="ce149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9">
          <table:table-cell table:style-name="ce142" office:value-type="string" calcext:value-type="string">
            <text:p><text:span text:style-name="T146">sudo docker</text:span><text:span text:style-name="T147"> </text:span><text:span text:style-name="T146">run</text:span><text:span text:style-name="T147"> </text:span><text:span text:style-name="T148">-it -p</text:span><text:span text:style-name="T147"> 8080:8080 --network=</text:span><text:span text:style-name="T149">"host"</text:span><text:span text:style-name="T147"> </text:span><text:span text:style-name="T146">--name</text:span><text:span text:style-name="T150"> </text:span><text:span text:style-name="T151">&lt;имя контейнера&gt;</text:span><text:span text:style-name="T152"> </text:span><text:span text:style-name="T153">&lt;имя имаджа&gt;</text:span></text:p>
          </table:table-cell>
          <table:table-cell table:style-name="ce150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35">
          <table:table-cell table:style-name="ce143" office:value-type="string" calcext:value-type="string">
            <text:p><text:span text:style-name="T154">docker </text:span><text:span text:style-name="T155">run</text:span><text:span text:style-name="T156"> </text:span><text:span text:style-name="T157">-it</text:span><text:span text:style-name="T156"> </text:span><text:span text:style-name="T158">-p</text:span><text:span text:style-name="T156"> 1234:8080 tomcat</text:span></text:p>
          </table:table-cell>
          <table:table-cell table:style-name="ce136" office:value-type="string" calcext:value-type="string">
            <text:p><text:span text:style-name="T59">запустить Томкат</text:span></text:p>
            <text:p><text:span text:style-name="T252">-it</text:span><text:span text:style-name="T205"> - интерактивно, будем видеть, как он бежит в терминале,</text:span></text:p>
            <text:p><text:span text:style-name="T252">-p</text:span><text:span text:style-name="T205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run -it -p 8888:80 nginx</text:p>
          </table:table-cell>
          <table:table-cell table:style-name="ce136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36" table:number-columns-repeated="2"/>
          <table:table-cell table:number-columns-repeated="1022"/>
        </table:table-row>
        <table:table-row table:style-name="ro2">
          <table:table-cell table:style-name="ce144" office:value-type="string" calcext:value-type="string">
            <text:p>С открытым терминалом внутри контейнера</text:p>
          </table:table-cell>
          <table:table-cell table:style-name="ce144"/>
          <table:table-cell table:number-columns-repeated="1022"/>
        </table:table-row>
        <table:table-row table:style-name="ro36">
          <table:table-cell table:style-name="ce135" office:value-type="string" calcext:value-type="string">
            <text:p><text:span text:style-name="T159">docker run </text:span><text:span text:style-name="T160">busybox</text:span><text:span text:style-name="T121"> </text:span><text:span text:style-name="T161">&lt;LINUX COMMAND&gt;</text:span></text:p>
          </table:table-cell>
          <table:table-cell table:style-name="ce135" office:value-type="string" calcext:value-type="string">
            <text:p><text:span text:style-name="T250">контейнер</text:span><text:span text:style-name="T253">, </text:span><text:span text:style-name="T254">позволяющий выполнять комманды Linux</text:span></text:p>
          </table:table-cell>
          <table:table-cell table:number-columns-repeated="1022"/>
        </table:table-row>
        <table:table-row table:style-name="ro37">
          <table:table-cell table:style-name="ce135" office:value-type="string" calcext:value-type="string">
            <text:p><text:span text:style-name="T162">docker run </text:span><text:span text:style-name="T163">-it</text:span><text:span text:style-name="T164"> </text:span><text:span text:style-name="T165">busybox</text:span><text:span text:style-name="T164"> </text:span><text:span text:style-name="T166">sh</text:span></text:p>
          </table:table-cell>
          <table:table-cell table:style-name="ce135" office:value-type="string" calcext:value-type="string">
            <text:p><text:span text:style-name="T255">run a container with this window </text:span><text:span text:style-name="T256">connected to STDIN</text:span><text:span text:style-name="T137"> of a container and </text:span><text:span text:style-name="T257">linux terminal opened</text:span><text:span text:style-name="T137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44" office:value-type="string" calcext:value-type="string">
            <text:p>С ПОРТАМИ</text:p>
          </table:table-cell>
          <table:table-cell table:style-name="ce144"/>
          <table:table-cell table:number-columns-repeated="1022"/>
        </table:table-row>
        <table:table-row table:style-name="ro35">
          <table:table-cell table:style-name="ce135" office:value-type="string" calcext:value-type="string">
            <text:p><text:span text:style-name="T167">docker run</text:span><text:span text:style-name="T112"> </text:span><text:span text:style-name="T168">-p</text:span><text:span text:style-name="T112"> </text:span><text:span text:style-name="T168">8080</text:span><text:span text:style-name="T112">:8080 </text:span><text:span text:style-name="T126">&lt;image name or ID&gt;</text:span></text:p>
          </table:table-cell>
          <table:table-cell table:style-name="ce135" office:value-type="string" calcext:value-type="string">
            <text:p><text:span text:style-name="T250">Порты: </text:span><text:span text:style-name="T258">СНАРУЖИ</text:span><text:span text:style-name="T116">:ВНУТРИ.</text:span></text:p>
            <text:p><text:span text:style-name="T250">run a container with </text:span><text:span text:style-name="T259">redirecting incoming fetches</text:span><text:span text:style-name="T116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44" office:value-type="string" calcext:value-type="string">
            <text:p>самоликвидация контейнера</text:p>
          </table:table-cell>
          <table:table-cell table:style-name="ce144"/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108">docker run --name</text:span><text:span text:style-name="T112"> </text:span><text:span text:style-name="T169">&lt;имя контейнера&gt;</text:span><text:span text:style-name="T112"> </text:span><text:span text:style-name="T170">-d</text:span><text:span text:style-name="T124"> --rm </text:span><text:span text:style-name="T113">&lt;имя имаджа&gt;</text:span></text:p>
          </table:table-cell>
          <table:table-cell table:style-name="ce135" office:value-type="string" calcext:value-type="string">
            <text:p><text:span text:style-name="T260">- создать и запустить контейнер </text:span><text:span text:style-name="T214">фоном</text:span><text:span text:style-name="T201">, </text:span><text:span text:style-name="T234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docker run --rm --name &lt;имя контейнера&gt; -d -p 8080:8080 &lt;имя имаджа&gt;</text:p>
          </table:table-cell>
          <table:table-cell table:style-name="ce135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44" office:value-type="string" calcext:value-type="string">
            <text:p>ВРЕМЕННЫЕ ЗОНЫ</text:p>
          </table:table-cell>
          <table:table-cell table:style-name="ce144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03">docker run --rm --name</text:span><text:span text:style-name="T107"> </text:span><text:span text:style-name="T171">&lt;имя контейнера&gt;</text:span><text:span text:style-name="T107"> -d -p 8080:8080 </text:span><text:span text:style-name="T172">-e TZ=Europe/Moscow</text:span><text:span text:style-name="T107"> &lt;имя имаджа&gt;</text:span></text:p>
          </table:table-cell>
          <table:table-cell table:style-name="ce52" office:value-type="string" calcext:value-type="string">
            <text:p><text:span text:style-name="T178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ХРАНЕНИЕ ДАННЫХ</text:p>
          </table:table-cell>
          <table:table-cell table:style-name="ce133"/>
          <table:table-cell table:number-columns-repeated="1022"/>
        </table:table-row>
        <table:table-row table:style-name="ro3">
          <table:table-cell table:style-name="ce145" office:value-type="string" calcext:value-type="string">
            <text:p><text:span text:style-name="T173">docker run --name</text:span> <text:span text:style-name="T174">&lt;имя контейнера&gt; </text:span>-<text:span text:style-name="T175">d</text:span> -<text:span text:style-name="T176">p</text:span> 8080:8080 -<text:span text:style-name="T177">e</text:span> <text:span text:style-name="T178">TZ</text:span>=<text:span text:style-name="T179">Europe</text:span>/<text:span text:style-name="T180">Moscow</text:span> <text:span text:style-name="T181">-v &lt;абсолютный путь на хостовой машине&gt;: &lt;абсолютный путь внутри контейнера</text:span><text:span text:style-name="T182">&gt; &lt;имя имаджа&gt;</text:span></text:p>
          </table:table-cell>
          <table:table-cell table:style-name="ce52" office:value-type="string" calcext:value-type="string">
            <text:p><text:span text:style-name="T242">монтирование папки для сохранения данных </text:span><text:span text:style-name="T89">внутри контейнера</text:span><text:span text:style-name="T88"> между запусками</text:span></text:p>
          </table:table-cell>
          <table:table-cell table:number-columns-repeated="1022"/>
        </table:table-row>
        <table:table-row table:style-name="ro32">
          <table:table-cell table:style-name="ce135" office:value-type="string" calcext:value-type="string">
            <text:p><text:span text:style-name="T183">docker run -p 3000:3000 </text:span><text:span text:style-name="T163">-v app/node_modules</text:span><text:span text:style-name="T184"> </text:span><text:span text:style-name="T185">-v $(pwd):/app</text:span><text:span text:style-name="T184"> </text:span><text:span text:style-name="T165">&lt;image ID&gt;</text:span></text:p>
          </table:table-cell>
          <table:table-cell table:style-name="ce135" office:value-type="string" calcext:value-type="string">
            <text:p><text:span text:style-name="T261">put a bookmark on a nod modules folder of a container (bookmark means «Don“t touch it, don“t reference, this folder works fine»)</text:span><text:span text:style-name="T116"> and </text:span><text:span text:style-name="T262">make reference of our (PWD — print working directory) workdir folder to a folder inside a container</text:span></text:p>
            <text:p><text:span text:style-name="T59">(we make a volume = refernce)</text:span></text:p>
          </table:table-cell>
          <table:table-cell table:number-columns-repeated="1022"/>
        </table:table-row>
        <table:table-row table:style-name="ro9">
          <table:table-cell table:style-name="ce135" office:value-type="string" calcext:value-type="string">
            <text:p><text:span text:style-name="T186">docker</text:span><text:span text:style-name="T187"> </text:span><text:span text:style-name="T188">run</text:span><text:span text:style-name="T189"> --</text:span><text:span text:style-name="T190">rm</text:span><text:span text:style-name="T191"> -</text:span><text:span text:style-name="T190">d</text:span><text:span text:style-name="T189"> -</text:span><text:span text:style-name="T188">p</text:span><text:span text:style-name="T192"> 27017: 27017 </text:span><text:span text:style-name="T188">mongo</text:span></text:p>
          </table:table-cell>
          <table:table-cell table:style-name="ce135" office:value-type="string" calcext:value-type="string">
            <text:p><text:span text:style-name="T59">запуск контейнера </text:span>Mongo из имаджа с Докер-библиотеки. <text:span text:style-name="T237">Временная</text:span> ДБ, которая <text:span text:style-name="T237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1">
          <table:table-cell table:style-name="ce135"/>
          <table:table-cell table:style-name="ce52"/>
          <table:table-cell table:number-columns-repeated="1022"/>
        </table:table-row>
        <table:table-row table:style-name="ro2">
          <table:table-cell table:style-name="ce144" office:value-type="string" calcext:value-type="string">
            <text:p>VOLUMES</text:p>
          </table:table-cell>
          <table:table-cell table:style-name="ce144"/>
          <table:table-cell table:number-columns-repeated="1022"/>
        </table:table-row>
        <table:table-row table:style-name="ro2">
          <table:table-cell table:style-name="ce135" office:value-type="string" calcext:value-type="string">
            <text:p><text:span text:style-name="T193">docker volume create</text:span><text:span text:style-name="T116"> </text:span><text:span text:style-name="T194">&lt;имя волюма&gt;</text:span></text:p>
          </table:table-cell>
          <table:table-cell table:style-name="ce135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195">docker volume ls</text:span></text:p>
          </table:table-cell>
          <table:table-cell table:style-name="ce135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35" office:value-type="string" calcext:value-type="string">
            <text:p><text:span text:style-name="T196">docker run --rm --name</text:span> &lt; имя контейнера &gt; <text:span text:style-name="T197">-d -p 8080:8080 -e TZ=Europe/Moscow -</text:span><text:span text:style-name="T198">v &lt;ИМЯ ВОЛЮМА&gt;: &lt;абсолютный путь внутри контейнера</text:span>&gt; &lt; имя имаджа &gt;</text:p>
          </table:table-cell>
          <table:table-cell table:style-name="ce135" office:value-type="string" calcext:value-type="string">
            <text:p>монтирование папки для сохранения данных <text:span text:style-name="T263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35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Работа с функционирующим контейнером</text:p>
          </table:table-cell>
          <table:table-cell table:style-name="ce133"/>
          <table:table-cell table:number-columns-repeated="1022"/>
        </table:table-row>
        <table:table-row table:style-name="ro2">
          <table:table-cell table:style-name="ce146" office:value-type="string" calcext:value-type="string">
            <text:p>exec</text:p>
          </table:table-cell>
          <table:table-cell table:style-name="ce131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86">docker</text:span> exec -it &lt;container ID&gt; &lt;command&gt;</text:p>
          </table:table-cell>
          <table:table-cell table:style-name="ce52" office:value-type="string" calcext:value-type="string">
            <text:p><text:span text:style-name="T264">allows to provide input</text:span><text:span text:style-name="T107"> </text:span><text:span text:style-name="T104">with tips and help</text:span><text:span text:style-name="T107"> to STDIN and </text:span><text:span text:style-name="T265">send another command</text:span><text:span text:style-name="T107"> to a container</text:span>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6">docker</text:span> exec -u 0 -it &lt;container ID&gt; /bin/bash</text:p>
          </table:table-cell>
          <table:table-cell table:style-name="ce52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199">docker exec -it </text:span><text:span text:style-name="T200">&lt;container ID&gt;</text:span><text:span text:style-name="T201"> </text:span><text:span text:style-name="T202">sh</text:span></text:p>
          </table:table-cell>
          <table:table-cell table:style-name="ce135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 exec -it <text:span text:style-name="T203">&lt;container ID&gt;</text:span> /bin/bash</text:p>
          </table:table-cell>
          <table:table-cell table:style-name="ce135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78">Ctrl+D or ‘exit’</text:span></text:p>
          </table:table-cell>
          <table:table-cell table:style-name="ce131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8">
          <table:table-cell table:style-name="ce135" office:value-type="string" calcext:value-type="string">
            <text:p><text:span text:style-name="T204">docker </text:span><text:span text:style-name="T97">commit</text:span><text:span text:style-name="T205"> </text:span><text:span text:style-name="T206">-c</text:span><text:span text:style-name="T205"> </text:span><text:span text:style-name="T207">„CMD [«redis-server»]“</text:span><text:span text:style-name="T205"> </text:span><text:span text:style-name="T208">&lt;ID of a container&gt;</text:span></text:p>
          </table:table-cell>
          <table:table-cell table:style-name="ce135" office:value-type="string" calcext:value-type="string">
            <text:p><text:span text:style-name="T59">Создаёт имадж из выбранного контейнера.</text:span></text:p>
            <text:p><text:span text:style-name="T59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59">Именно так на каждом шагу делают Dockerfiles</text:span></text:p>
          </table:table-cell>
          <table:table-cell table:number-columns-repeated="1022"/>
        </table:table-row>
        <table:table-row table:style-name="ro36">
          <table:table-cell table:style-name="ce135" office:value-type="string" calcext:value-type="string">
            <text:p><text:span text:style-name="T96">docker </text:span><text:span text:style-name="T97">commit</text:span><text:span text:style-name="T209"> </text:span><text:span text:style-name="T210">5267e21d140</text:span><text:span text:style-name="T209"> </text:span><text:span text:style-name="T211">denis_v2</text:span><text:span text:style-name="T209">:</text:span><text:span text:style-name="T212">latest</text:span>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1">
          <table:table-cell table:style-name="ce52" office:value-type="string" calcext:value-type="string">
            <text:p><text:span text:style-name="T86">docker</text:span> <text:span text:style-name="T213">cp</text:span> foo.txt <text:span text:style-name="T99">mycontainer</text:span>:/foo.txt</text:p>
          </table:table-cell>
          <table:table-cell table:style-name="ce52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6">docker</text:span> <text:span text:style-name="T213">cp</text:span> mycontainer:/foo.txt foo.txt</text:p>
          </table:table-cell>
          <table:table-cell table:style-name="ce52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86">docker</text:span> <text:span text:style-name="T213">cp</text:span> src/. mycontainer:/target</text:p>
            <text:p><text:span text:style-name="T86">docker</text:span> <text:span text:style-name="T213">cp</text:span> mycontainer:/src/. target</text:p>
          </table:table-cell>
          <table:table-cell table:style-name="ce52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Остановка</text:p>
          </table:table-cell>
          <table:table-cell table:style-name="ce133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4">
          <table:table-cell table:style-name="ce135" office:value-type="string" calcext:value-type="string">
            <text:p><text:span text:style-name="T159">docker </text:span><text:span text:style-name="T214">stop</text:span><text:span text:style-name="T121"> </text:span><text:span text:style-name="T200">&lt;name or ID of a container&gt;</text:span></text:p>
          </table:table-cell>
          <table:table-cell table:style-name="ce135" office:value-type="string" calcext:value-type="string">
            <text:p><text:span text:style-name="T266">stop </text:span><text:span text:style-name="T205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36">
          <table:table-cell table:style-name="ce135" office:value-type="string" calcext:value-type="string">
            <text:p><text:span text:style-name="T199">docker </text:span><text:span text:style-name="T202">kill</text:span><text:span text:style-name="T201"> </text:span><text:span text:style-name="T200">&lt;name or ID of a container&gt;</text:span></text:p>
          </table:table-cell>
          <table:table-cell table:style-name="ce135" office:value-type="string" calcext:value-type="string">
            <text:p><text:span text:style-name="T267">kill</text:span><text:span text:style-name="T136"> container </text:span><text:span text:style-name="T116">immediately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86">docker</text:span> <text:span text:style-name="T215">stop</text:span> $(<text:span text:style-name="T86">docker</text:span> <text:span text:style-name="T213">ps</text:span> -a -q)</text:p>
          </table:table-cell>
          <table:table-cell table:style-name="ce52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Удаление</text:p>
          </table:table-cell>
          <table:table-cell table:style-name="ce133"/>
          <table:table-cell table:number-columns-repeated="1022"/>
        </table:table-row>
        <table:table-row table:style-name="ro9">
          <table:table-cell table:style-name="ce146" office:value-type="string" calcext:value-type="string">
            <text:p>system prune</text:p>
          </table:table-cell>
          <table:table-cell table:style-name="ce135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46"/>
          <table:table-cell table:style-name="ce135"/>
          <table:table-cell table:number-columns-repeated="1022"/>
        </table:table-row>
        <table:table-row table:style-name="ro2">
          <table:table-cell table:style-name="ce136" office:value-type="string" calcext:value-type="string">
            <text:p>docker<text:span text:style-name="T216"> </text:span><text:span text:style-name="T217">rm</text:span><text:span text:style-name="T218"> </text:span><text:span text:style-name="T219">&lt;ID контейнера или имя&gt;</text:span></text:p>
          </table:table-cell>
          <table:table-cell table:style-name="ce52" office:value-type="string" calcext:value-type="string">
            <text:p><text:span text:style-name="T242">остановить выполнение контейнера и </text:span><text:span text:style-name="T89">удалить</text:span><text:span text:style-name="T88"> его</text:span></text:p>
          </table:table-cell>
          <table:table-cell table:number-columns-repeated="1022"/>
        </table:table-row>
        <table:table-row table:style-name="ro2">
          <table:table-cell table:style-name="ce136" office:value-type="string" calcext:value-type="string">
            <text:p><text:span text:style-name="T220">docker rm</text:span><text:span text:style-name="T221"> $(</text:span><text:span text:style-name="T222">docker ps</text:span><text:span text:style-name="T218"> -</text:span><text:span text:style-name="T223">qa)</text:span></text:p>
          </table:table-cell>
          <table:table-cell table:style-name="ce135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24">docker</text:span><text:span text:style-name="T225"> </text:span><text:span text:style-name="T226">rmi</text:span><text:span text:style-name="T225"> </text:span><text:span text:style-name="T227">&lt;имя имаджа&gt;</text:span></text:p>
          </table:table-cell>
          <table:table-cell table:style-name="ce135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03">docker</text:span><text:span text:style-name="T107"> </text:span><text:span text:style-name="T105">rmi</text:span><text:span text:style-name="T107"> $(</text:span><text:span text:style-name="T228">docker images -q</text:span><text:span text:style-name="T107">)</text:span></text:p>
          </table:table-cell>
          <table:table-cell table:style-name="ce52" office:value-type="string" calcext:value-type="string">
            <text:p><text:span text:style-name="T178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229">sudo docker rmi </text:span><text:span text:style-name="T230">$(</text:span><text:span text:style-name="T231">sudo docker images -f</text:span><text:span text:style-name="T230"> "dangling=true" -q)</text:span></text:p>
          </table:table-cell>
          <table:table-cell table:style-name="ce130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133" office:value-type="string" calcext:value-type="string">
            <text:p>Dockerfile</text:p>
          </table:table-cell>
          <table:table-cell table:style-name="ce133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17">FROM python:3.6</text:span></text:p>
            <text:p><text:span text:style-name="T232">RUN mkdir -p </text:span><text:span text:style-name="T233">/usr/src/app/</text:span></text:p>
            <text:p><text:span text:style-name="T232">WORKDIR </text:span><text:span text:style-name="T233">/usr/src/app/</text:span></text:p>
          </table:table-cell>
          <table:table-cell table:style-name="ce131"/>
          <table:table-cell table:number-columns-repeated="1022"/>
        </table:table-row>
        <table:table-row table:style-name="ro4">
          <table:table-cell table:style-name="ce135" office:value-type="string" calcext:value-type="string">
            <text:p><text:span text:style-name="T159">COPY </text:span><text:span text:style-name="T234">.</text:span><text:span text:style-name="T121"> </text:span><text:span text:style-name="T235">/usr/src/app/</text:span></text:p>
          </table:table-cell>
          <table:table-cell table:style-name="ce131" office:value-type="string" calcext:value-type="string">
            <text:p>- <text:span text:style-name="T268">a path on our computer relatively to a build context</text:span> and <text:span text:style-name="T269">a path inside a container</text:span>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31"/>
          <table:table-cell table:number-columns-repeated="1022"/>
        </table:table-row>
        <table:table-row table:style-name="ro4">
          <table:table-cell table:style-name="ce136" office:value-type="string" calcext:value-type="string">
            <text:p><text:span text:style-name="T59">CMD [“python”, “app.py”]</text:span></text:p>
          </table:table-cell>
          <table:table-cell table:style-name="ce52" office:value-type="string" calcext:value-type="string">
            <text:p><text:span text:style-name="T246">вместо CMD может быть </text:span><text:span text:style-name="T270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36" office:value-type="string" calcext:value-type="string">
            <text:p>ENV TZ Europe/Moscow</text:p>
          </table:table-cell>
          <table:table-cell table:style-name="ce151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9">
          <table:table-cell table:style-name="ce52" office:value-type="string" calcext:value-type="string">
            <text:p><text:span text:style-name="T117">FROM python:3.8</text:span></text:p>
            <text:p><text:span text:style-name="T117">RUN mkdir -p /usr/src/app1/</text:span></text:p>
            <text:p><text:span text:style-name="T117">WORKDIR /usr/src/app1/</text:span></text:p>
            <text:p><text:span text:style-name="T117">COPY . /usr/src/app1/</text:span></text:p>
            <text:p><text:span text:style-name="T117">RUN pip install --no-cache-dir -r requirements.txt</text:span></text:p>
            <text:p><text:span text:style-name="T117">EXPOSE 8080</text:span></text:p>
            <text:p/>
            <text:p><text:span text:style-name="T117">ENTRYPOINT ["python"]</text:span></text:p>
            <text:p><text:span text:style-name="T117">CMD ["flask_app1.py"]</text:span></text:p>
          </table:table-cell>
          <table:table-cell table:style-name="ce52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33" office:value-type="string" calcext:value-type="string">
            <text:p>docker-compose</text:p>
          </table:table-cell>
          <table:table-cell table:style-name="ce133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39">
          <table:table-cell table:style-name="ce52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52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0">
          <table:table-cell table:style-name="ce147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52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95">docker-compose</text:span> <text:span text:style-name="T213">up</text:span></text:p>
          </table:table-cell>
          <table:table-cell table:style-name="ce52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62"/>
        <table:table-column table:style-name="co10" table:default-cell-style-name="ce62"/>
        <table:table-column table:style-name="co4" table:number-columns-repeated="1022" table:default-cell-style-name="ce62"/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Windows Server</text:p>
          </table:table-cell>
          <table:table-cell table:style-name="ce53"/>
          <table:table-cell table:number-columns-repeated="1022"/>
        </table:table-row>
        <table:table-row table:style-name="ro11">
          <table:table-cell table:style-name="ce52"/>
          <table:table-cell table:style-name="ce52" office:value-type="string" calcext:value-type="string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 -r</text:p>
          </table:table-cell>
          <table:table-cell table:style-name="ce52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shutdown -r -t 60</text:p>
          </table:table-cell>
          <table:table-cell table:style-name="ce52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3" office:value-type="string" calcext:value-type="string">
            <text:p>Windows 10</text:p>
          </table:table-cell>
          <table:table-cell table:style-name="ce53"/>
          <table:table-cell table:number-columns-repeated="1022"/>
        </table:table-row>
        <table:table-row table:style-name="ro9">
          <table:table-cell table:style-name="ce52" office:value-type="string" calcext:value-type="string">
            <text:p>powercfg.exe /hibernate off</text:p>
          </table:table-cell>
          <table:table-cell table:style-name="ce52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Планировщик задач</text:p>
          </table:table-cell>
          <table:table-cell table:style-name="ce152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cls</text:p>
          </table:table-cell>
          <table:table-cell table:style-name="ce52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3" office:value-type="string" calcext:value-type="string">
            <text:p>Добавляем пути в PATH</text:p>
          </table:table-cell>
          <table:table-cell table:style-name="ce53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1">
          <table:table-cell table:style-name="ce52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271">В диалоговом окне "</text:span><text:span text:style-name="T272">Система</text:span><text:span text:style-name="T273">" → "Дополнительные параметры системы".</text:span></text:p>
            <text:p/>
          </table:table-cell>
          <table:table-cell table:style-name="ce52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2">
          <table:table-cell table:style-name="ce52" office:value-type="string" calcext:value-type="string">
            <text:p><text:span text:style-name="T271">-&gt; На вкладке "О программе" диалогового окна "Свойства системы" -&gt; "</text:span><text:span text:style-name="T272">Переменные среды</text:span><text:span text:style-name="T273">".</text:span></text:p>
            <text:p><text:span text:style-name="T12">-&gt; "Системные переменные"</text:span></text:p>
            <text:p><text:span text:style-name="T12">-&gt; прокрутите список до переменной Path, а затем выберите ее.</text:span></text:p>
            <text:p/>
            <text:p><text:span text:style-name="T12">"Изменить" в этом диалоговом окне.</text:span></text:p>
            <text:p/>
          </table:table-cell>
          <table:table-cell table:style-name="ce52"/>
          <table:table-cell table:number-columns-repeated="1022"/>
        </table:table-row>
        <table:table-row table:style-name="ro43">
          <table:table-cell table:style-name="ce52" office:value-type="string" calcext:value-type="string">
            <text:p><text:span text:style-name="T12">Добавляем папку, в которой лежат exe-шники,</text:span></text:p>
            <text:p/>
            <text:p><text:span text:style-name="T12">жмём "ОК"</text:span></text:p>
          </table:table-cell>
          <table:table-cell table:style-name="ce5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53" office:value-type="string" calcext:value-type="string">
            <text:p>Важные удобные штуки</text:p>
          </table:table-cell>
          <table:table-cell table:style-name="ce53"/>
        </table:table-row>
        <table:table-row table:style-name="ro2">
          <table:table-cell table:style-name="ce120" office:value-type="string" calcext:value-type="string">
            <text:p>Устройства — Общий буфер обмена — Двунаправленный</text:p>
          </table:table-cell>
          <table:table-cell table:style-name="ce120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120" office:value-type="string" calcext:value-type="string">
            <text:p>Устройства — Функция Drag&amp;Drop — Двунаправленный</text:p>
          </table:table-cell>
          <table:table-cell table:style-name="ce120"/>
        </table:table-row>
        <table:table-row table:style-name="ro1" table:number-rows-repeated="2">
          <table:table-cell table:style-name="ce120" table:number-columns-repeated="2"/>
        </table:table-row>
        <table:table-row table:style-name="ro2">
          <table:table-cell table:style-name="ce53" office:value-type="string" calcext:value-type="string">
            <text:p>УСТАНОВКА ДОПОЛНЕНИЙ НА VBOX для открытия общих папок</text:p>
          </table:table-cell>
          <table:table-cell table:style-name="ce53"/>
        </table:table-row>
        <table:table-row table:style-name="ro3">
          <table:table-cell table:style-name="ce52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52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9">
          <table:table-cell table:style-name="ce52" office:value-type="string" calcext:value-type="string">
            <text:p>cd /media/cdrom</text:p>
          </table:table-cell>
          <table:table-cell table:style-name="ce52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18">
          <table:table-cell table:style-name="ce52" office:value-type="string" calcext:value-type="string">
            <text:p><text:span text:style-name="T49">sudo sh ./VBoxLinuxAdditions.run</text:span></text:p>
            <text:p><text:span text:style-name="T49">sudo adduser username vboxsf</text:span></text:p>
            <text:p><text:span text:style-name="T49">sudo reboot</text:span></text:p>
          </table:table-cell>
          <table:table-cell table:style-name="ce52"/>
        </table:table-row>
        <table:table-row table:style-name="ro1">
          <table:table-cell table:style-name="ce53" table:number-columns-repeated="2"/>
        </table:table-row>
        <table:table-row table:style-name="ro4">
          <table:table-cell table:style-name="ce54" office:value-type="string" calcext:value-type="string">
            <text:p>genisoimage -o output_image.iso directory_name</text:p>
          </table:table-cell>
          <table:table-cell table:style-name="ce54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52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5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2" svg:font-family="'Liberation Sans'"/>
    <style:font-face style:name="Liberation Sans1" svg:font-family="'Liberation Sans1'"/>
    <style:font-face style:name="Liberation Sans21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4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.00.0000</text:date>, <text:time style:data-style-name="N2" text:time-value="13:21:10.07925418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2-02-07T15:26:54.098909412</dc:date>
    <meta:editing-cycles>636</meta:editing-cycles>
    <meta:editing-duration>P2DT3H59M39S</meta:editing-duration>
    <meta:document-statistic meta:table-count="5" meta:cell-count="874" meta:object-count="0"/>
  </office:meta>
</office:document-meta>
</file>